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520870" table:style-name="ce6">
            <text:p>13.520.870</text:p>
          </table:table-cell>
          <table:table-cell office:value-type="float" office:value="12576598" table:style-name="ce6">
            <text:p>12.576.598</text:p>
          </table:table-cell>
          <table:table-cell office:value-type="percentage" office:value="0.93016189047006592" table:style-name="ce7">
            <text:p>93,0%</text:p>
          </table:table-cell>
          <table:table-cell office:value-type="float" office:value="6750003" table:style-name="ce5">
            <text:p>6.750.003</text:p>
          </table:table-cell>
          <table:table-cell office:value-type="float" office:value="6517694" table:style-name="ce5">
            <text:p>6.517.694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52468" table:style-name="ce6">
            <text:p>1.952.468</text:p>
          </table:table-cell>
          <table:table-cell office:value-type="percentage" office:value="0.92383194263394597" table:style-name="ce7">
            <text:p>92,4%</text:p>
          </table:table-cell>
          <table:table-cell office:value-type="float" office:value="1054152" table:style-name="ce5">
            <text:p>1.054.152</text:p>
          </table:table-cell>
          <table:table-cell office:value-type="float" office:value="1021712" table:style-name="ce5">
            <text:p>1.021.712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965" table:style-name="ce6">
            <text:p>1.647.965</text:p>
          </table:table-cell>
          <table:table-cell office:value-type="float" office:value="1646092" table:style-name="ce6">
            <text:p>1.646.092</text:p>
          </table:table-cell>
          <table:table-cell office:value-type="percentage" office:value="0.99886344673582261" table:style-name="ce7">
            <text:p>99,9%</text:p>
          </table:table-cell>
          <table:table-cell office:value-type="float" office:value="869098" table:style-name="ce5">
            <text:p>869.098</text:p>
          </table:table-cell>
          <table:table-cell office:value-type="float" office:value="849955" table:style-name="ce5">
            <text:p>849.955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66140" table:style-name="ce6">
            <text:p>1.566.140</text:p>
          </table:table-cell>
          <table:table-cell office:value-type="percentage" office:value="0.82809781890284206" table:style-name="ce7">
            <text:p>82,8%</text:p>
          </table:table-cell>
          <table:table-cell office:value-type="float" office:value="842514" table:style-name="ce5">
            <text:p>842.514</text:p>
          </table:table-cell>
          <table:table-cell office:value-type="float" office:value="814657" table:style-name="ce5">
            <text:p>814.657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089321" table:style-name="ce6">
            <text:p>3.089.321</text:p>
          </table:table-cell>
          <table:table-cell office:value-type="percentage" office:value="0.87694047984012902" table:style-name="ce7">
            <text:p>87,7%</text:p>
          </table:table-cell>
          <table:table-cell office:value-type="float" office:value="1655800" table:style-name="ce5">
            <text:p>1.655.800</text:p>
          </table:table-cell>
          <table:table-cell office:value-type="float" office:value="1599463" table:style-name="ce5">
            <text:p>1.599.463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90329" table:style-name="ce6">
            <text:p>890.329</text:p>
          </table:table-cell>
          <table:table-cell office:value-type="percentage" office:value="0.95578600451951923" table:style-name="ce7">
            <text:p>95,6%</text:p>
          </table:table-cell>
          <table:table-cell office:value-type="float" office:value="475470" table:style-name="ce5">
            <text:p>475.470</text:p>
          </table:table-cell>
          <table:table-cell office:value-type="float" office:value="456444" table:style-name="ce5">
            <text:p>456.444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47495" table:style-name="ce5">
            <text:p>2.847.49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43295" table:style-name="ce6">
            <text:p>3.843.295</text:p>
          </table:table-cell>
          <table:table-cell office:value-type="float" office:value="3691118" table:style-name="ce6">
            <text:p>3.691.118</text:p>
          </table:table-cell>
          <table:table-cell office:value-type="percentage" office:value="0.96040454870104952" table:style-name="ce7">
            <text:p>96,0%</text:p>
          </table:table-cell>
          <table:table-cell office:value-type="float" office:value="1981082" table:style-name="ce5">
            <text:p>1.981.082</text:p>
          </table:table-cell>
          <table:table-cell office:value-type="float" office:value="1923839" table:style-name="ce5">
            <text:p>1.923.839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58196" table:style-name="ce6">
            <text:p>2.958.196</text:p>
          </table:table-cell>
          <table:table-cell office:value-type="percentage" office:value="0.91964547186997736" table:style-name="ce7">
            <text:p>92,0%</text:p>
          </table:table-cell>
          <table:table-cell office:value-type="float" office:value="1600380" table:style-name="ce5">
            <text:p>1.600.380</text:p>
          </table:table-cell>
          <table:table-cell office:value-type="float" office:value="1521476" table:style-name="ce5">
            <text:p>1.521.476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22679" table:style-name="ce6">
            <text:p>10.822.679</text:p>
          </table:table-cell>
          <table:table-cell office:value-type="percentage" office:value="0.91227387403790305" table:style-name="ce7">
            <text:p>91,2%</text:p>
          </table:table-cell>
          <table:table-cell office:value-type="float" office:value="5856612" table:style-name="ce5">
            <text:p>5.856.612</text:p>
          </table:table-cell>
          <table:table-cell office:value-type="float" office:value="5633121" table:style-name="ce5">
            <text:p>5.633.121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502385" table:style-name="ce6">
            <text:p>7.502.385</text:p>
          </table:table-cell>
          <table:table-cell office:value-type="percentage" office:value="0.93660980131458216" table:style-name="ce7">
            <text:p>93,7%</text:p>
          </table:table-cell>
          <table:table-cell office:value-type="float" office:value="4037502" table:style-name="ce5">
            <text:p>4.037.502</text:p>
          </table:table-cell>
          <table:table-cell office:value-type="float" office:value="3913944" table:style-name="ce5">
            <text:p>3.913.944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70195" table:style-name="ce6">
            <text:p>1.670.195</text:p>
          </table:table-cell>
          <table:table-cell office:value-type="percentage" office:value="0.99877410307700132" table:style-name="ce7">
            <text:p>99,9%</text:p>
          </table:table-cell>
          <table:table-cell office:value-type="float" office:value="889856" table:style-name="ce5">
            <text:p>889.856</text:p>
          </table:table-cell>
          <table:table-cell office:value-type="float" office:value="866414" table:style-name="ce5">
            <text:p>866.414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32029" table:style-name="ce6">
            <text:p>4.332.029</text:p>
          </table:table-cell>
          <table:table-cell office:value-type="percentage" office:value="1.0025317691905906" table:style-name="ce7">
            <text:p>100,3%</text:p>
          </table:table-cell>
          <table:table-cell office:value-type="float" office:value="2294468" table:style-name="ce5">
            <text:p>2.294.468</text:p>
          </table:table-cell>
          <table:table-cell office:value-type="float" office:value="2244826" table:style-name="ce5">
            <text:p>2.244.826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68623" table:style-name="ce6">
            <text:p>468.623</text:p>
          </table:table-cell>
          <table:table-cell office:value-type="percentage" office:value="0.91785179164259201" table:style-name="ce7">
            <text:p>91,8%</text:p>
          </table:table-cell>
          <table:table-cell office:value-type="float" office:value="255579" table:style-name="ce5">
            <text:p>255.579</text:p>
          </table:table-cell>
          <table:table-cell office:value-type="float" office:value="247530" table:style-name="ce5">
            <text:p>247.530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20129" table:style-name="ce5">
            <text:p>7.620.12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08279" table:style-name="ce6">
            <text:p>10.808.279</text:p>
          </table:table-cell>
          <table:table-cell office:value-type="float" office:value="9576098" table:style-name="ce6">
            <text:p>9.576.098</text:p>
          </table:table-cell>
          <table:table-cell office:value-type="percentage" office:value="0.88599655874908489" table:style-name="ce7">
            <text:p>88,6%</text:p>
          </table:table-cell>
          <table:table-cell office:value-type="float" office:value="5254973" table:style-name="ce5">
            <text:p>5.254.973</text:p>
          </table:table-cell>
          <table:table-cell office:value-type="float" office:value="5023867" table:style-name="ce5">
            <text:p>5.023.867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76449" table:style-name="ce6">
            <text:p>2.176.449</text:p>
          </table:table-cell>
          <table:table-cell office:value-type="percentage" office:value="0.90411691276199335" table:style-name="ce7">
            <text:p>90,4%</text:p>
          </table:table-cell>
          <table:table-cell office:value-type="float" office:value="1172837" table:style-name="ce5">
            <text:p>1.172.837</text:p>
          </table:table-cell>
          <table:table-cell office:value-type="float" office:value="1125866" table:style-name="ce5">
            <text:p>1.125.866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59955" table:style-name="ce6">
            <text:p>959.955</text:p>
          </table:table-cell>
          <table:table-cell office:value-type="percentage" office:value="0.91758548999928313" table:style-name="ce7">
            <text:p>91,8%</text:p>
          </table:table-cell>
          <table:table-cell office:value-type="float" office:value="520114" table:style-name="ce5">
            <text:p>520.114</text:p>
          </table:table-cell>
          <table:table-cell office:value-type="float" office:value="505111" table:style-name="ce5">
            <text:p>505.111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84324" table:style-name="ce6">
            <text:p>3.284.324</text:p>
          </table:table-cell>
          <table:table-cell office:value-type="percentage" office:value="0.92099774260035616" table:style-name="ce7">
            <text:p>92,1%</text:p>
          </table:table-cell>
          <table:table-cell office:value-type="float" office:value="1785447" table:style-name="ce5">
            <text:p>1.785.447</text:p>
          </table:table-cell>
          <table:table-cell office:value-type="float" office:value="1719565" table:style-name="ce5">
            <text:p>1.719.565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9324" table:style-name="ce6">
            <text:p>109.324</text:p>
          </table:table-cell>
          <table:table-cell office:value-type="percentage" office:value="0.77960493475005344" table:style-name="ce7">
            <text:p>78,0%</text:p>
          </table:table-cell>
          <table:table-cell office:value-type="float" office:value="60385" table:style-name="ce5">
            <text:p>60.385</text:p>
          </table:table-cell>
          <table:table-cell office:value-type="float" office:value="56505" table:style-name="ce5">
            <text:p>56.505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9011" table:style-name="ce6">
            <text:p>99.011</text:p>
          </table:table-cell>
          <table:table-cell office:value-type="percentage" office:value="0.70170800850460668" table:style-name="ce7">
            <text:p>70,2%</text:p>
          </table:table-cell>
          <table:table-cell office:value-type="float" office:value="55813" table:style-name="ce5">
            <text:p>55.813</text:p>
          </table:table-cell>
          <table:table-cell office:value-type="float" office:value="52568" table:style-name="ce5">
            <text:p>52.568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816" table:style-name="ce6">
            <text:p>171.816</text:p>
          </table:table-cell>
          <table:table-cell office:value-type="percentage" office:value="0.80954400248777314" table:style-name="ce7">
            <text:p>81,0%</text:p>
          </table:table-cell>
          <table:table-cell office:value-type="float" office:value="92189" table:style-name="ce5">
            <text:p>92.189</text:p>
          </table:table-cell>
          <table:table-cell office:value-type="float" office:value="86026" table:style-name="ce5">
            <text:p>86.026</text:p>
          </table:table-cell>
          <table:table-cell office:value-type="date" office:date-value="2021-09-21T00:00:00" table:style-name="ce8">
            <text:p>21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928" table:style-name="ce6">
            <text:p>5.928</text:p>
          </table:table-cell>
          <table:table-cell office:value-type="percentage" office:value="0.74425612052730694" table:style-name="ce7">
            <text:p>74,4%</text:p>
          </table:table-cell>
          <table:table-cell office:value-type="float" office:value="4384" table:style-name="ce5">
            <text:p>4.384</text:p>
          </table:table-cell>
          <table:table-cell office:value-type="float" office:value="4094" table:style-name="ce5">
            <text:p>4.094</text:p>
          </table:table-cell>
          <table:table-cell office:value-type="date" office:date-value="2021-09-20T00:00:00" table:style-name="ce8">
            <text:p>20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124021" table:style-name="ce11">
            <text:p>53.124.02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315960" table:style-name="ce14">
            <text:p>2.315.960</text:p>
          </table:table-cell>
          <table:table-cell office:value-type="float" office:value="75394611" table:style-name="ce15">
            <text:p>75.394.611</text:p>
          </table:table-cell>
          <table:table-cell office:value-type="float" office:value="69549078" table:style-name="ce15">
            <text:p>69.549.078</text:p>
          </table:table-cell>
          <table:table-cell office:value-type="percentage" office:value="0.92246749572061593" table:style-name="ce16">
            <text:p>92,2%</text:p>
          </table:table-cell>
          <table:table-cell office:value-type="float" office:value="37508658" table:style-name="ce15">
            <text:p>37.508.658</text:p>
          </table:table-cell>
          <table:table-cell office:value-type="float" office:value="36184677" table:style-name="ce15">
            <text:p>36.184.67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59650" table:style-name="ce23">
            <text:p>4.459.650</text:p>
          </table:table-cell>
          <table:table-cell office:value-type="percentage" office:value="0.96317010638249623" table:style-name="ce24">
            <text:p>96,3%</text:p>
          </table:table-cell>
          <table:table-cell office:value-type="float" office:value="4394556" table:style-name="ce23">
            <text:p>4.394.556</text:p>
          </table:table-cell>
          <table:table-cell office:value-type="percentage" office:value="0.94911147063644841" table:style-name="ce24">
            <text:p>94,9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5445" table:style-name="ce23">
            <text:p>745.445</text:p>
          </table:table-cell>
          <table:table-cell office:value-type="percentage" office:value="0.94679159395329582" table:style-name="ce24">
            <text:p>94,7%</text:p>
          </table:table-cell>
          <table:table-cell office:value-type="float" office:value="735061" table:style-name="ce23">
            <text:p>735.061</text:p>
          </table:table-cell>
          <table:table-cell office:value-type="percentage" office:value="0.9336028490940359" table:style-name="ce24">
            <text:p>93,4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062" table:style-name="ce23">
            <text:p>654.062</text:p>
          </table:table-cell>
          <table:table-cell office:value-type="percentage" office:value="0.96702520089005195" table:style-name="ce24">
            <text:p>96,7%</text:p>
          </table:table-cell>
          <table:table-cell office:value-type="float" office:value="648335" table:style-name="ce23">
            <text:p>648.335</text:p>
          </table:table-cell>
          <table:table-cell office:value-type="percentage" office:value="0.95855787925158753" table:style-name="ce24">
            <text:p>95,9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4909" table:style-name="ce23">
            <text:p>554.909</text:p>
          </table:table-cell>
          <table:table-cell office:value-type="percentage" office:value="0.89608692984184302" table:style-name="ce24">
            <text:p>89,6%</text:p>
          </table:table-cell>
          <table:table-cell office:value-type="float" office:value="545598" table:style-name="ce23">
            <text:p>545.598</text:p>
          </table:table-cell>
          <table:table-cell office:value-type="percentage" office:value="0.88105119352515426" table:style-name="ce24">
            <text:p>88,1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2887" table:style-name="ce23">
            <text:p>1.102.887</text:p>
          </table:table-cell>
          <table:table-cell office:value-type="percentage" office:value="0.90527089087618351" table:style-name="ce24">
            <text:p>90,5%</text:p>
          </table:table-cell>
          <table:table-cell office:value-type="float" office:value="1085328" table:style-name="ce23">
            <text:p>1.085.328</text:p>
          </table:table-cell>
          <table:table-cell office:value-type="percentage" office:value="0.89085812549505661" table:style-name="ce24">
            <text:p>89,1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185" table:style-name="ce23">
            <text:p>345.185</text:p>
          </table:table-cell>
          <table:table-cell office:value-type="percentage" office:value="0.9610201956646417" table:style-name="ce24">
            <text:p>96,1%</text:p>
          </table:table-cell>
          <table:table-cell office:value-type="float" office:value="341906" table:style-name="ce23">
            <text:p>341.906</text:p>
          </table:table-cell>
          <table:table-cell office:value-type="percentage" office:value="0.9518912207045932" table:style-name="ce24">
            <text:p>95,2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8355" table:style-name="ce23">
            <text:p>1.468.355</text:p>
          </table:table-cell>
          <table:table-cell office:value-type="percentage" office:value="0.95837994624448963" table:style-name="ce24">
            <text:p>95,8%</text:p>
          </table:table-cell>
          <table:table-cell office:value-type="float" office:value="1449179" table:style-name="ce23">
            <text:p>1.449.179</text:p>
          </table:table-cell>
          <table:table-cell office:value-type="percentage" office:value="0.94586397166805258" table:style-name="ce24">
            <text:p>94,6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8140" table:style-name="ce23">
            <text:p>1.088.140</text:p>
          </table:table-cell>
          <table:table-cell office:value-type="percentage" office:value="0.94553284521846126" table:style-name="ce24">
            <text:p>94,6%</text:p>
          </table:table-cell>
          <table:table-cell office:value-type="float" office:value="1056067" table:style-name="ce23">
            <text:p>1.056.067</text:p>
          </table:table-cell>
          <table:table-cell office:value-type="percentage" office:value="0.91766320073825491" table:style-name="ce24">
            <text:p>91,8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6265" table:style-name="ce23">
            <text:p>4.006.265</text:p>
          </table:table-cell>
          <table:table-cell office:value-type="percentage" office:value="0.92553216311852748" table:style-name="ce24">
            <text:p>92,6%</text:p>
          </table:table-cell>
          <table:table-cell office:value-type="float" office:value="3941027" table:style-name="ce23">
            <text:p>3.941.027</text:p>
          </table:table-cell>
          <table:table-cell office:value-type="percentage" office:value="0.91046080182377376" table:style-name="ce24">
            <text:p>91,0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2373" table:style-name="ce23">
            <text:p>2.762.373</text:p>
          </table:table-cell>
          <table:table-cell office:value-type="percentage" office:value="0.95285685655576691" table:style-name="ce24">
            <text:p>95,3%</text:p>
          </table:table-cell>
          <table:table-cell office:value-type="float" office:value="2726686" table:style-name="ce23">
            <text:p>2.726.686</text:p>
          </table:table-cell>
          <table:table-cell office:value-type="percentage" office:value="0.94054693221176777" table:style-name="ce24">
            <text:p>94,1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663" table:style-name="ce23">
            <text:p>613.663</text:p>
          </table:table-cell>
          <table:table-cell office:value-type="percentage" office:value="0.98677414582690126" table:style-name="ce24">
            <text:p>98,7%</text:p>
          </table:table-cell>
          <table:table-cell office:value-type="float" office:value="606770" table:style-name="ce23">
            <text:p>606.770</text:p>
          </table:table-cell>
          <table:table-cell office:value-type="percentage" office:value="0.97569015642688073" table:style-name="ce24">
            <text:p>97,6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3726" table:style-name="ce23">
            <text:p>1.673.726</text:p>
          </table:table-cell>
          <table:table-cell office:value-type="percentage" office:value="0.97303937385072159" table:style-name="ce24">
            <text:p>97,3%</text:p>
          </table:table-cell>
          <table:table-cell office:value-type="float" office:value="1657740" table:style-name="ce23">
            <text:p>1.657.740</text:p>
          </table:table-cell>
          <table:table-cell office:value-type="percentage" office:value="0.96374573353541448" table:style-name="ce24">
            <text:p>96,4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253" table:style-name="ce23">
            <text:p>182.253</text:p>
          </table:table-cell>
          <table:table-cell office:value-type="percentage" office:value="0.96603431551831065" table:style-name="ce24">
            <text:p>96,6%</text:p>
          </table:table-cell>
          <table:table-cell office:value-type="float" office:value="179628" table:style-name="ce23">
            <text:p>179.628</text:p>
          </table:table-cell>
          <table:table-cell office:value-type="percentage" office:value="0.95212047004945377" table:style-name="ce24">
            <text:p>95,2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3806" table:style-name="ce23">
            <text:p>3.523.806</text:p>
          </table:table-cell>
          <table:table-cell office:value-type="percentage" office:value="0.94414299034370408" table:style-name="ce24">
            <text:p>94,4%</text:p>
          </table:table-cell>
          <table:table-cell office:value-type="float" office:value="3465201" table:style-name="ce23">
            <text:p>3.465.201</text:p>
          </table:table-cell>
          <table:table-cell office:value-type="percentage" office:value="0.92844079222352016" table:style-name="ce24">
            <text:p>92,8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0088" table:style-name="ce23">
            <text:p>760.088</text:p>
          </table:table-cell>
          <table:table-cell office:value-type="percentage" office:value="0.96581413788196069" table:style-name="ce24">
            <text:p>96,6%</text:p>
          </table:table-cell>
          <table:table-cell office:value-type="float" office:value="743270" table:style-name="ce23">
            <text:p>743.270</text:p>
          </table:table-cell>
          <table:table-cell office:value-type="percentage" office:value="0.94444416207534509" table:style-name="ce24">
            <text:p>94,4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369" table:style-name="ce23">
            <text:p>356.369</text:p>
          </table:table-cell>
          <table:table-cell office:value-type="percentage" office:value="0.94905698565638164" table:style-name="ce24">
            <text:p>94,9%</text:p>
          </table:table-cell>
          <table:table-cell office:value-type="float" office:value="352183" table:style-name="ce23">
            <text:p>352.183</text:p>
          </table:table-cell>
          <table:table-cell office:value-type="percentage" office:value="0.93790912335085674" table:style-name="ce24">
            <text:p>93,8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6070" table:style-name="ce23">
            <text:p>1.296.070</text:p>
          </table:table-cell>
          <table:table-cell office:value-type="percentage" office:value="0.9577390893102582" table:style-name="ce24">
            <text:p>95,8%</text:p>
          </table:table-cell>
          <table:table-cell office:value-type="float" office:value="1277232" table:style-name="ce23">
            <text:p>1.277.232</text:p>
          </table:table-cell>
          <table:table-cell office:value-type="percentage" office:value="0.94381863056618831" table:style-name="ce24">
            <text:p>94,4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14" table:style-name="ce23">
            <text:p>35.314</text:p>
          </table:table-cell>
          <table:table-cell office:value-type="percentage" office:value="0.90599825542613777" table:style-name="ce24">
            <text:p>90,6%</text:p>
          </table:table-cell>
          <table:table-cell office:value-type="float" office:value="34433" table:style-name="ce23">
            <text:p>34.433</text:p>
          </table:table-cell>
          <table:table-cell office:value-type="percentage" office:value="0.88339576171173484" table:style-name="ce24">
            <text:p>88,3%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53" table:style-name="ce23">
            <text:p>31.953</text:p>
          </table:table-cell>
          <table:table-cell office:value-type="percentage" office:value="0.85837474815312287" table:style-name="ce24">
            <text:p>85,8%</text:p>
          </table:table-cell>
          <table:table-cell office:value-type="float" office:value="31145" table:style-name="ce23">
            <text:p>31.145</text:p>
          </table:table-cell>
          <table:table-cell office:value-type="percentage" office:value="0.83666890530557425" table:style-name="ce24">
            <text:p>83,7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15" table:style-name="ce23">
            <text:p>35.015</text:p>
          </table:table-cell>
          <table:table-cell office:value-type="string" table:style-name="ce24">
            <text:p>-</text:p>
          </table:table-cell>
          <table:table-cell office:value-type="float" office:value="32936" table:style-name="ce23">
            <text:p>32.936</text:p>
          </table:table-cell>
          <table:table-cell office:value-type="string" table:style-name="ce24">
            <text:p>-</text:p>
          </table:table-cell>
          <table:table-cell office:value-type="date" office:date-value="2021-09-21T00:00:00" table:style-name="ce25">
            <text:p>21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27" table:style-name="ce23">
            <text:p>1.927</text:p>
          </table:table-cell>
          <table:table-cell office:value-type="string" table:style-name="ce24">
            <text:p>-</text:p>
          </table:table-cell>
          <table:table-cell office:value-type="float" office:value="1842" table:style-name="ce23">
            <text:p>1.842</text:p>
          </table:table-cell>
          <table:table-cell office:value-type="string" table:style-name="ce24">
            <text:p>-</text:p>
          </table:table-cell>
          <table:table-cell office:value-type="date" office:date-value="2021-09-20T00:00:00" table:style-name="ce25">
            <text:p>20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97455" table:style-name="ce15">
            <text:p>25.697.455</text:p>
          </table:table-cell>
          <table:table-cell office:value-type="percentage" office:value="0.94978422239600113" table:style-name="ce16">
            <text:p>95,0%</text:p>
          </table:table-cell>
          <table:table-cell office:value-type="float" office:value="25306123" table:style-name="ce15">
            <text:p>25.306.123</text:p>
          </table:table-cell>
          <table:table-cell office:value-type="percentage" office:value="0.93532049595621658" table:style-name="ce16">
            <text:p>93,5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779" table:style-name="ce34">
            <text:p>433.779</text:p>
          </table:table-cell>
          <table:table-cell office:value-type="percentage" office:value="1" table:style-name="ce35">
            <text:p>100,0%</text:p>
          </table:table-cell>
          <table:table-cell office:value-type="float" office:value="653456" table:style-name="ce34">
            <text:p>653.456</text:p>
          </table:table-cell>
          <table:table-cell office:value-type="percentage" office:value="1" table:style-name="ce35">
            <text:p>100,0%</text:p>
          </table:table-cell>
          <table:table-cell office:value-type="float" office:value="925862" table:style-name="ce34">
            <text:p>925.862</text:p>
          </table:table-cell>
          <table:table-cell office:value-type="percentage" office:value="1" table:style-name="ce35">
            <text:p>100,0%</text:p>
          </table:table-cell>
          <table:table-cell office:value-type="float" office:value="1208390" table:style-name="ce34">
            <text:p>1.208.390</text:p>
          </table:table-cell>
          <table:table-cell office:value-type="percentage" office:value="0.95523315423222221" table:style-name="ce35">
            <text:p>95,5%</text:p>
          </table:table-cell>
          <table:table-cell office:value-type="float" office:value="1238163" table:style-name="ce34">
            <text:p>1.238.163</text:p>
          </table:table-cell>
          <table:table-cell office:value-type="percentage" office:value="0.89390692751643552" table:style-name="ce35">
            <text:p>89,4%</text:p>
          </table:table-cell>
          <table:table-cell office:value-type="float" office:value="910293" table:style-name="ce34">
            <text:p>910.293</text:p>
          </table:table-cell>
          <table:table-cell office:value-type="percentage" office:value="0.7983506648295895" table:style-name="ce35">
            <text:p>79,8%</text:p>
          </table:table-cell>
          <table:table-cell office:value-type="float" office:value="740837" table:style-name="ce34">
            <text:p>740.837</text:p>
          </table:table-cell>
          <table:table-cell office:value-type="percentage" office:value="0.79773806037007688" table:style-name="ce35">
            <text:p>79,8%</text:p>
          </table:table-cell>
          <table:table-cell office:value-type="float" office:value="639223" table:style-name="ce34">
            <text:p>639.223</text:p>
          </table:table-cell>
          <table:table-cell office:value-type="percentage" office:value="0.84900658381446847" table:style-name="ce35">
            <text:p>84,9%</text:p>
          </table:table-cell>
          <table:table-cell office:value-type="float" office:value="6750003" table:style-name="ce34">
            <text:p>6.750.003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580054280912103" table:style-name="ce35">
            <text:p>90,6%</text:p>
          </table:table-cell>
          <table:table-cell office:value-type="percentage" office:value="0.79745690515264445" table:style-name="ce35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56" table:style-name="ce37">
            <text:p>101.156</text:p>
          </table:table-cell>
          <table:table-cell office:value-type="percentage" office:value="1" table:style-name="ce38">
            <text:p>100,0%</text:p>
          </table:table-cell>
          <table:table-cell office:value-type="float" office:value="119111" table:style-name="ce37">
            <text:p>119.111</text:p>
          </table:table-cell>
          <table:table-cell office:value-type="percentage" office:value="1" table:style-name="ce38">
            <text:p>100,0%</text:p>
          </table:table-cell>
          <table:table-cell office:value-type="float" office:value="154056" table:style-name="ce37">
            <text:p>154.056</text:p>
          </table:table-cell>
          <table:table-cell office:value-type="percentage" office:value="0.98522066676472653" table:style-name="ce38">
            <text:p>98,5%</text:p>
          </table:table-cell>
          <table:table-cell office:value-type="float" office:value="185061" table:style-name="ce37">
            <text:p>185.061</text:p>
          </table:table-cell>
          <table:table-cell office:value-type="percentage" office:value="0.93339755681760872" table:style-name="ce38">
            <text:p>93,3%</text:p>
          </table:table-cell>
          <table:table-cell office:value-type="float" office:value="186061" table:style-name="ce37">
            <text:p>186.061</text:p>
          </table:table-cell>
          <table:table-cell office:value-type="percentage" office:value="0.86562949247009668" table:style-name="ce38">
            <text:p>86,6%</text:p>
          </table:table-cell>
          <table:table-cell office:value-type="float" office:value="122902" table:style-name="ce37">
            <text:p>122.902</text:p>
          </table:table-cell>
          <table:table-cell office:value-type="percentage" office:value="0.74809782939507929" table:style-name="ce38">
            <text:p>74,8%</text:p>
          </table:table-cell>
          <table:table-cell office:value-type="float" office:value="100537" table:style-name="ce37">
            <text:p>100.537</text:p>
          </table:table-cell>
          <table:table-cell office:value-type="percentage" office:value="0.77098335135466756" table:style-name="ce38">
            <text:p>77,1%</text:p>
          </table:table-cell>
          <table:table-cell office:value-type="float" office:value="85268" table:style-name="ce37">
            <text:p>85.268</text:p>
          </table:table-cell>
          <table:table-cell office:value-type="percentage" office:value="0.8269695176948666" table:style-name="ce38">
            <text:p>82,7%</text:p>
          </table:table-cell>
          <table:table-cell office:value-type="float" office:value="1054152" table:style-name="ce37">
            <text:p>1.054.152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8947916438141172" table:style-name="ce38">
            <text:p>88,9%</text:p>
          </table:table-cell>
          <table:table-cell office:value-type="percentage" office:value="0.79295858028224953" table:style-name="ce38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77" table:style-name="ce37">
            <text:p>88.877</text:p>
          </table:table-cell>
          <table:table-cell office:value-type="percentage" office:value="1" table:style-name="ce38">
            <text:p>100,0%</text:p>
          </table:table-cell>
          <table:table-cell office:value-type="float" office:value="114282" table:style-name="ce37">
            <text:p>114.282</text:p>
          </table:table-cell>
          <table:table-cell office:value-type="percentage" office:value="1" table:style-name="ce38">
            <text:p>100,0%</text:p>
          </table:table-cell>
          <table:table-cell office:value-type="float" office:value="147964" table:style-name="ce37">
            <text:p>147.964</text:p>
          </table:table-cell>
          <table:table-cell office:value-type="percentage" office:value="0.98872049822254293" table:style-name="ce38">
            <text:p>98,9%</text:p>
          </table:table-cell>
          <table:table-cell office:value-type="float" office:value="152871" table:style-name="ce37">
            <text:p>152.871</text:p>
          </table:table-cell>
          <table:table-cell office:value-type="percentage" office:value="0.9399059300931476" table:style-name="ce38">
            <text:p>94,0%</text:p>
          </table:table-cell>
          <table:table-cell office:value-type="float" office:value="150068" table:style-name="ce37">
            <text:p>150.068</text:p>
          </table:table-cell>
          <table:table-cell office:value-type="percentage" office:value="0.8986484463420622" table:style-name="ce38">
            <text:p>89,9%</text:p>
          </table:table-cell>
          <table:table-cell office:value-type="float" office:value="90095" table:style-name="ce37">
            <text:p>90.095</text:p>
          </table:table-cell>
          <table:table-cell office:value-type="percentage" office:value="0.78719277245284003" table:style-name="ce38">
            <text:p>78,7%</text:p>
          </table:table-cell>
          <table:table-cell office:value-type="float" office:value="65423" table:style-name="ce37">
            <text:p>65.423</text:p>
          </table:table-cell>
          <table:table-cell office:value-type="percentage" office:value="0.82697728508045654" table:style-name="ce38">
            <text:p>82,7%</text:p>
          </table:table-cell>
          <table:table-cell office:value-type="float" office:value="59518" table:style-name="ce37">
            <text:p>59.518</text:p>
          </table:table-cell>
          <table:table-cell office:value-type="percentage" office:value="0.92996875000000001" table:style-name="ce38">
            <text:p>93,0%</text:p>
          </table:table-cell>
          <table:table-cell office:value-type="float" office:value="869098" table:style-name="ce37">
            <text:p>869.098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058451035252221" table:style-name="ce38">
            <text:p>93,1%</text:p>
          </table:table-cell>
          <table:table-cell office:value-type="percentage" office:value="0.85307386060244372" table:style-name="ce38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03" table:style-name="ce37">
            <text:p>51.403</text:p>
          </table:table-cell>
          <table:table-cell office:value-type="percentage" office:value="1" table:style-name="ce38">
            <text:p>100,0%</text:p>
          </table:table-cell>
          <table:table-cell office:value-type="float" office:value="79074" table:style-name="ce37">
            <text:p>79.074</text:p>
          </table:table-cell>
          <table:table-cell office:value-type="percentage" office:value="0.98209051617069898" table:style-name="ce38">
            <text:p>98,2%</text:p>
          </table:table-cell>
          <table:table-cell office:value-type="float" office:value="109850" table:style-name="ce37">
            <text:p>109.850</text:p>
          </table:table-cell>
          <table:table-cell office:value-type="percentage" office:value="0.93703883785005671" table:style-name="ce38">
            <text:p>93,7%</text:p>
          </table:table-cell>
          <table:table-cell office:value-type="float" office:value="149133" table:style-name="ce37">
            <text:p>149.133</text:p>
          </table:table-cell>
          <table:table-cell office:value-type="percentage" office:value="0.89949154689168076" table:style-name="ce38">
            <text:p>89,9%</text:p>
          </table:table-cell>
          <table:table-cell office:value-type="float" office:value="165449" table:style-name="ce37">
            <text:p>165.449</text:p>
          </table:table-cell>
          <table:table-cell office:value-type="percentage" office:value="0.80248045321382144" table:style-name="ce38">
            <text:p>80,2%</text:p>
          </table:table-cell>
          <table:table-cell office:value-type="float" office:value="122028" table:style-name="ce37">
            <text:p>122.028</text:p>
          </table:table-cell>
          <table:table-cell office:value-type="percentage" office:value="0.66979532019298849" table:style-name="ce38">
            <text:p>67,0%</text:p>
          </table:table-cell>
          <table:table-cell office:value-type="float" office:value="93301" table:style-name="ce37">
            <text:p>93.301</text:p>
          </table:table-cell>
          <table:table-cell office:value-type="percentage" office:value="0.67637847791100603" table:style-name="ce38">
            <text:p>67,6%</text:p>
          </table:table-cell>
          <table:table-cell office:value-type="float" office:value="72276" table:style-name="ce37">
            <text:p>72.276</text:p>
          </table:table-cell>
          <table:table-cell office:value-type="percentage" office:value="0.75697528278173443" table:style-name="ce38">
            <text:p>75,7%</text:p>
          </table:table-cell>
          <table:table-cell office:value-type="float" office:value="842514" table:style-name="ce37">
            <text:p>842.514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412780579533406" table:style-name="ce38">
            <text:p>81,4%</text:p>
          </table:table-cell>
          <table:table-cell office:value-type="percentage" office:value="0.71914901971161105" table:style-name="ce38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79" table:style-name="ce37">
            <text:p>92.879</text:p>
          </table:table-cell>
          <table:table-cell office:value-type="percentage" office:value="1" table:style-name="ce38">
            <text:p>100,0%</text:p>
          </table:table-cell>
          <table:table-cell office:value-type="float" office:value="151098" table:style-name="ce37">
            <text:p>151.098</text:p>
          </table:table-cell>
          <table:table-cell office:value-type="percentage" office:value="0.97778439277555962" table:style-name="ce38">
            <text:p>97,8%</text:p>
          </table:table-cell>
          <table:table-cell office:value-type="float" office:value="223748" table:style-name="ce37">
            <text:p>223.748</text:p>
          </table:table-cell>
          <table:table-cell office:value-type="percentage" office:value="0.9517465502866963" table:style-name="ce38">
            <text:p>95,2%</text:p>
          </table:table-cell>
          <table:table-cell office:value-type="float" office:value="319445" table:style-name="ce37">
            <text:p>319.445</text:p>
          </table:table-cell>
          <table:table-cell office:value-type="percentage" office:value="0.91136680056602914" table:style-name="ce38">
            <text:p>91,1%</text:p>
          </table:table-cell>
          <table:table-cell office:value-type="float" office:value="315717" table:style-name="ce37">
            <text:p>315.717</text:p>
          </table:table-cell>
          <table:table-cell office:value-type="percentage" office:value="0.81386302471618155" table:style-name="ce38">
            <text:p>81,4%</text:p>
          </table:table-cell>
          <table:table-cell office:value-type="float" office:value="225759" table:style-name="ce37">
            <text:p>225.759</text:p>
          </table:table-cell>
          <table:table-cell office:value-type="percentage" office:value="0.72606726829487933" table:style-name="ce38">
            <text:p>72,6%</text:p>
          </table:table-cell>
          <table:table-cell office:value-type="float" office:value="182747" table:style-name="ce37">
            <text:p>182.747</text:p>
          </table:table-cell>
          <table:table-cell office:value-type="percentage" office:value="0.72591242035686476" table:style-name="ce38">
            <text:p>72,6%</text:p>
          </table:table-cell>
          <table:table-cell office:value-type="float" office:value="144407" table:style-name="ce37">
            <text:p>144.407</text:p>
          </table:table-cell>
          <table:table-cell office:value-type="percentage" office:value="0.803166904898302" table:style-name="ce38">
            <text:p>80,3%</text:p>
          </table:table-cell>
          <table:table-cell office:value-type="float" office:value="1655800" table:style-name="ce37">
            <text:p>1.655.800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446244187244424" table:style-name="ce38">
            <text:p>84,4%</text:p>
          </table:table-cell>
          <table:table-cell office:value-type="percentage" office:value="0.76095428575630342" table:style-name="ce38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2" table:style-name="ce37">
            <text:p>42.262</text:p>
          </table:table-cell>
          <table:table-cell office:value-type="percentage" office:value="1" table:style-name="ce38">
            <text:p>100,0%</text:p>
          </table:table-cell>
          <table:table-cell office:value-type="float" office:value="55855" table:style-name="ce37">
            <text:p>55.855</text:p>
          </table:table-cell>
          <table:table-cell office:value-type="percentage" office:value="1" table:style-name="ce38">
            <text:p>100,0%</text:p>
          </table:table-cell>
          <table:table-cell office:value-type="float" office:value="76386" table:style-name="ce37">
            <text:p>76.386</text:p>
          </table:table-cell>
          <table:table-cell office:value-type="percentage" office:value="0.98760100846855003" table:style-name="ce38">
            <text:p>98,8%</text:p>
          </table:table-cell>
          <table:table-cell office:value-type="float" office:value="83748" table:style-name="ce37">
            <text:p>83.748</text:p>
          </table:table-cell>
          <table:table-cell office:value-type="percentage" office:value="0.93090569561157799" table:style-name="ce38">
            <text:p>93,1%</text:p>
          </table:table-cell>
          <table:table-cell office:value-type="float" office:value="86934" table:style-name="ce37">
            <text:p>86.934</text:p>
          </table:table-cell>
          <table:table-cell office:value-type="percentage" office:value="0.88917755116652519" table:style-name="ce38">
            <text:p>88,9%</text:p>
          </table:table-cell>
          <table:table-cell office:value-type="float" office:value="53370" table:style-name="ce37">
            <text:p>53.370</text:p>
          </table:table-cell>
          <table:table-cell office:value-type="percentage" office:value="0.75731131071474178" table:style-name="ce38">
            <text:p>75,7%</text:p>
          </table:table-cell>
          <table:table-cell office:value-type="float" office:value="39645" table:style-name="ce37">
            <text:p>39.645</text:p>
          </table:table-cell>
          <table:table-cell office:value-type="percentage" office:value="0.78497178497178499" table:style-name="ce38">
            <text:p>78,5%</text:p>
          </table:table-cell>
          <table:table-cell office:value-type="float" office:value="37270" table:style-name="ce37">
            <text:p>37.270</text:p>
          </table:table-cell>
          <table:table-cell office:value-type="percentage" office:value="0.84775834224234015" table:style-name="ce38">
            <text:p>84,8%</text:p>
          </table:table-cell>
          <table:table-cell office:value-type="float" office:value="475470" table:style-name="ce37">
            <text:p>475.470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716562970425108" table:style-name="ce38">
            <text:p>90,7%</text:p>
          </table:table-cell>
          <table:table-cell office:value-type="percentage" office:value="0.81569037836354119" table:style-name="ce38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84" table:style-name="ce37">
            <text:p>229.184</text:p>
          </table:table-cell>
          <table:table-cell office:value-type="percentage" office:value="1" table:style-name="ce38">
            <text:p>100,0%</text:p>
          </table:table-cell>
          <table:table-cell office:value-type="float" office:value="250256" table:style-name="ce37">
            <text:p>250.256</text:p>
          </table:table-cell>
          <table:table-cell office:value-type="percentage" office:value="1" table:style-name="ce38">
            <text:p>100,0%</text:p>
          </table:table-cell>
          <table:table-cell office:value-type="float" office:value="319551" table:style-name="ce37">
            <text:p>319.551</text:p>
          </table:table-cell>
          <table:table-cell office:value-type="percentage" office:value="1" table:style-name="ce38">
            <text:p>100,0%</text:p>
          </table:table-cell>
          <table:table-cell office:value-type="float" office:value="351188" table:style-name="ce37">
            <text:p>351.188</text:p>
          </table:table-cell>
          <table:table-cell office:value-type="percentage" office:value="0.92133009772414243" table:style-name="ce38">
            <text:p>92,1%</text:p>
          </table:table-cell>
          <table:table-cell office:value-type="float" office:value="318176" table:style-name="ce37">
            <text:p>318.176</text:p>
          </table:table-cell>
          <table:table-cell office:value-type="percentage" office:value="0.8757820563988935" table:style-name="ce38">
            <text:p>87,6%</text:p>
          </table:table-cell>
          <table:table-cell office:value-type="float" office:value="208368" table:style-name="ce37">
            <text:p>208.368</text:p>
          </table:table-cell>
          <table:table-cell office:value-type="percentage" office:value="0.77812258433134296" table:style-name="ce38">
            <text:p>77,8%</text:p>
          </table:table-cell>
          <table:table-cell office:value-type="float" office:value="167159" table:style-name="ce37">
            <text:p>167.159</text:p>
          </table:table-cell>
          <table:table-cell office:value-type="percentage" office:value="0.79220022179464089" table:style-name="ce38">
            <text:p>79,2%</text:p>
          </table:table-cell>
          <table:table-cell office:value-type="float" office:value="137200" table:style-name="ce37">
            <text:p>137.200</text:p>
          </table:table-cell>
          <table:table-cell office:value-type="percentage" office:value="0.82979521234773979" table:style-name="ce38">
            <text:p>83,0%</text:p>
          </table:table-cell>
          <table:table-cell office:value-type="float" office:value="1981082" table:style-name="ce37">
            <text:p>1.981.082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031787204888404" table:style-name="ce38">
            <text:p>91,0%</text:p>
          </table:table-cell>
          <table:table-cell office:value-type="percentage" office:value="0.82720243448836239" table:style-name="ce38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43" table:style-name="ce37">
            <text:p>137.943</text:p>
          </table:table-cell>
          <table:table-cell office:value-type="percentage" office:value="1" table:style-name="ce38">
            <text:p>100,0%</text:p>
          </table:table-cell>
          <table:table-cell office:value-type="float" office:value="158194" table:style-name="ce37">
            <text:p>158.194</text:p>
          </table:table-cell>
          <table:table-cell office:value-type="percentage" office:value="0.99429921873526883" table:style-name="ce38">
            <text:p>99,4%</text:p>
          </table:table-cell>
          <table:table-cell office:value-type="float" office:value="221634" table:style-name="ce37">
            <text:p>221.634</text:p>
          </table:table-cell>
          <table:table-cell office:value-type="percentage" office:value="1" table:style-name="ce38">
            <text:p>100,0%</text:p>
          </table:table-cell>
          <table:table-cell office:value-type="float" office:value="285293" table:style-name="ce37">
            <text:p>285.293</text:p>
          </table:table-cell>
          <table:table-cell office:value-type="percentage" office:value="0.92784849647779677" table:style-name="ce38">
            <text:p>92,8%</text:p>
          </table:table-cell>
          <table:table-cell office:value-type="float" office:value="285076" table:style-name="ce37">
            <text:p>285.076</text:p>
          </table:table-cell>
          <table:table-cell office:value-type="percentage" office:value="0.86228580934952592" table:style-name="ce38">
            <text:p>86,2%</text:p>
          </table:table-cell>
          <table:table-cell office:value-type="float" office:value="202177" table:style-name="ce37">
            <text:p>202.177</text:p>
          </table:table-cell>
          <table:table-cell office:value-type="percentage" office:value="0.76034689602521244" table:style-name="ce38">
            <text:p>76,0%</text:p>
          </table:table-cell>
          <table:table-cell office:value-type="float" office:value="167560" table:style-name="ce37">
            <text:p>167.560</text:p>
          </table:table-cell>
          <table:table-cell office:value-type="percentage" office:value="0.768310185291326" table:style-name="ce38">
            <text:p>76,8%</text:p>
          </table:table-cell>
          <table:table-cell office:value-type="float" office:value="142503" table:style-name="ce37">
            <text:p>142.503</text:p>
          </table:table-cell>
          <table:table-cell office:value-type="percentage" office:value="0.81911457016071554" table:style-name="ce38">
            <text:p>81,9%</text:p>
          </table:table-cell>
          <table:table-cell office:value-type="float" office:value="1600380" table:style-name="ce37">
            <text:p>1.600.380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478226255871351" table:style-name="ce38">
            <text:p>88,5%</text:p>
          </table:table-cell>
          <table:table-cell office:value-type="percentage" office:value="0.78249734380783298" table:style-name="ce38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307" table:style-name="ce37">
            <text:p>458.307</text:p>
          </table:table-cell>
          <table:table-cell office:value-type="percentage" office:value="1" table:style-name="ce38">
            <text:p>100,0%</text:p>
          </table:table-cell>
          <table:table-cell office:value-type="float" office:value="617492" table:style-name="ce37">
            <text:p>617.492</text:p>
          </table:table-cell>
          <table:table-cell office:value-type="percentage" office:value="0.97198138808610846" table:style-name="ce38">
            <text:p>97,2%</text:p>
          </table:table-cell>
          <table:table-cell office:value-type="float" office:value="796493" table:style-name="ce37">
            <text:p>796.493</text:p>
          </table:table-cell>
          <table:table-cell office:value-type="percentage" office:value="0.95094103994345647" table:style-name="ce38">
            <text:p>95,1%</text:p>
          </table:table-cell>
          <table:table-cell office:value-type="float" office:value="1019029" table:style-name="ce37">
            <text:p>1.019.029</text:p>
          </table:table-cell>
          <table:table-cell office:value-type="percentage" office:value="0.93336478045027382" table:style-name="ce38">
            <text:p>93,3%</text:p>
          </table:table-cell>
          <table:table-cell office:value-type="float" office:value="1114944" table:style-name="ce37">
            <text:p>1.114.944</text:p>
          </table:table-cell>
          <table:table-cell office:value-type="percentage" office:value="0.84673610504611718" table:style-name="ce38">
            <text:p>84,7%</text:p>
          </table:table-cell>
          <table:table-cell office:value-type="float" office:value="751550" table:style-name="ce37">
            <text:p>751.550</text:p>
          </table:table-cell>
          <table:table-cell office:value-type="percentage" office:value="0.71942618211614973" table:style-name="ce38">
            <text:p>71,9%</text:p>
          </table:table-cell>
          <table:table-cell office:value-type="float" office:value="599948" table:style-name="ce37">
            <text:p>599.948</text:p>
          </table:table-cell>
          <table:table-cell office:value-type="percentage" office:value="0.71513049282721541" table:style-name="ce38">
            <text:p>71,5%</text:p>
          </table:table-cell>
          <table:table-cell office:value-type="float" office:value="498849" table:style-name="ce37">
            <text:p>498.849</text:p>
          </table:table-cell>
          <table:table-cell office:value-type="percentage" office:value="0.76024816890847746" table:style-name="ce38">
            <text:p>76,0%</text:p>
          </table:table-cell>
          <table:table-cell office:value-type="float" office:value="5856612" table:style-name="ce37">
            <text:p>5.856.612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269438410333764" table:style-name="ce38">
            <text:p>85,3%</text:p>
          </table:table-cell>
          <table:table-cell office:value-type="percentage" office:value="0.75273154776203366" table:style-name="ce38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36" table:style-name="ce37">
            <text:p>297.036</text:p>
          </table:table-cell>
          <table:table-cell office:value-type="percentage" office:value="1" table:style-name="ce38">
            <text:p>100,0%</text:p>
          </table:table-cell>
          <table:table-cell office:value-type="float" office:value="434031" table:style-name="ce37">
            <text:p>434.031</text:p>
          </table:table-cell>
          <table:table-cell office:value-type="percentage" office:value="0.99125066801869077" table:style-name="ce38">
            <text:p>99,1%</text:p>
          </table:table-cell>
          <table:table-cell office:value-type="float" office:value="568775" table:style-name="ce37">
            <text:p>568.775</text:p>
          </table:table-cell>
          <table:table-cell office:value-type="percentage" office:value="0.97941721425521067" table:style-name="ce38">
            <text:p>97,9%</text:p>
          </table:table-cell>
          <table:table-cell office:value-type="float" office:value="713220" table:style-name="ce37">
            <text:p>713.220</text:p>
          </table:table-cell>
          <table:table-cell office:value-type="percentage" office:value="0.94800979352255776" table:style-name="ce38">
            <text:p>94,8%</text:p>
          </table:table-cell>
          <table:table-cell office:value-type="float" office:value="749311" table:style-name="ce37">
            <text:p>749.311</text:p>
          </table:table-cell>
          <table:table-cell office:value-type="percentage" office:value="0.87989849551661137" table:style-name="ce38">
            <text:p>88,0%</text:p>
          </table:table-cell>
          <table:table-cell office:value-type="float" office:value="502541" table:style-name="ce37">
            <text:p>502.541</text:p>
          </table:table-cell>
          <table:table-cell office:value-type="percentage" office:value="0.77461892628849849" table:style-name="ce38">
            <text:p>77,5%</text:p>
          </table:table-cell>
          <table:table-cell office:value-type="float" office:value="415658" table:style-name="ce37">
            <text:p>415.658</text:p>
          </table:table-cell>
          <table:table-cell office:value-type="percentage" office:value="0.80534210638487502" table:style-name="ce38">
            <text:p>80,5%</text:p>
          </table:table-cell>
          <table:table-cell office:value-type="float" office:value="356930" table:style-name="ce37">
            <text:p>356.930</text:p>
          </table:table-cell>
          <table:table-cell office:value-type="percentage" office:value="0.84076310092784745" table:style-name="ce38">
            <text:p>84,1%</text:p>
          </table:table-cell>
          <table:table-cell office:value-type="float" office:value="4037502" table:style-name="ce37">
            <text:p>4.037.502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952966040237858" table:style-name="ce38">
            <text:p>90,0%</text:p>
          </table:table-cell>
          <table:table-cell office:value-type="percentage" office:value="0.79834292761450509" table:style-name="ce38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17" table:style-name="ce37">
            <text:p>78.217</text:p>
          </table:table-cell>
          <table:table-cell office:value-type="percentage" office:value="1" table:style-name="ce38">
            <text:p>100,0%</text:p>
          </table:table-cell>
          <table:table-cell office:value-type="float" office:value="95867" table:style-name="ce37">
            <text:p>95.867</text:p>
          </table:table-cell>
          <table:table-cell office:value-type="percentage" office:value="1" table:style-name="ce38">
            <text:p>100,0%</text:p>
          </table:table-cell>
          <table:table-cell office:value-type="float" office:value="132668" table:style-name="ce37">
            <text:p>132.668</text:p>
          </table:table-cell>
          <table:table-cell office:value-type="percentage" office:value="1" table:style-name="ce38">
            <text:p>100,0%</text:p>
          </table:table-cell>
          <table:table-cell office:value-type="float" office:value="161141" table:style-name="ce37">
            <text:p>161.141</text:p>
          </table:table-cell>
          <table:table-cell office:value-type="percentage" office:value="0.95227992624810898" table:style-name="ce38">
            <text:p>95,2%</text:p>
          </table:table-cell>
          <table:table-cell office:value-type="float" office:value="145770" table:style-name="ce37">
            <text:p>145.770</text:p>
          </table:table-cell>
          <table:table-cell office:value-type="percentage" office:value="0.91395287597025598" table:style-name="ce38">
            <text:p>91,4%</text:p>
          </table:table-cell>
          <table:table-cell office:value-type="float" office:value="111979" table:style-name="ce37">
            <text:p>111.979</text:p>
          </table:table-cell>
          <table:table-cell office:value-type="percentage" office:value="0.83892597337408881" table:style-name="ce38">
            <text:p>83,9%</text:p>
          </table:table-cell>
          <table:table-cell office:value-type="float" office:value="90658" table:style-name="ce37">
            <text:p>90.658</text:p>
          </table:table-cell>
          <table:table-cell office:value-type="percentage" office:value="0.80001764913519235" table:style-name="ce38">
            <text:p>80,0%</text:p>
          </table:table-cell>
          <table:table-cell office:value-type="float" office:value="73556" table:style-name="ce37">
            <text:p>73.556</text:p>
          </table:table-cell>
          <table:table-cell office:value-type="percentage" office:value="0.86791740412979346" table:style-name="ce38">
            <text:p>86,8%</text:p>
          </table:table-cell>
          <table:table-cell office:value-type="float" office:value="889856" table:style-name="ce37">
            <text:p>889.856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331389488765382" table:style-name="ce38">
            <text:p>93,3%</text:p>
          </table:table-cell>
          <table:table-cell office:value-type="percentage" office:value="0.83634104552029298" table:style-name="ce38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30" table:style-name="ce37">
            <text:p>242.030</text:p>
          </table:table-cell>
          <table:table-cell office:value-type="percentage" office:value="1" table:style-name="ce38">
            <text:p>100,0%</text:p>
          </table:table-cell>
          <table:table-cell office:value-type="float" office:value="291005" table:style-name="ce37">
            <text:p>291.005</text:p>
          </table:table-cell>
          <table:table-cell office:value-type="percentage" office:value="1" table:style-name="ce38">
            <text:p>100,0%</text:p>
          </table:table-cell>
          <table:table-cell office:value-type="float" office:value="345014" table:style-name="ce37">
            <text:p>345.014</text:p>
          </table:table-cell>
          <table:table-cell office:value-type="percentage" office:value="0.99448587166752656" table:style-name="ce38">
            <text:p>99,4%</text:p>
          </table:table-cell>
          <table:table-cell office:value-type="float" office:value="389720" table:style-name="ce37">
            <text:p>389.720</text:p>
          </table:table-cell>
          <table:table-cell office:value-type="percentage" office:value="0.96016398572023387" table:style-name="ce38">
            <text:p>96,0%</text:p>
          </table:table-cell>
          <table:table-cell office:value-type="float" office:value="405957" table:style-name="ce37">
            <text:p>405.957</text:p>
          </table:table-cell>
          <table:table-cell office:value-type="percentage" office:value="0.91592456133621825" table:style-name="ce38">
            <text:p>91,6%</text:p>
          </table:table-cell>
          <table:table-cell office:value-type="float" office:value="260792" table:style-name="ce37">
            <text:p>260.792</text:p>
          </table:table-cell>
          <table:table-cell office:value-type="percentage" office:value="0.80638697867708897" table:style-name="ce38">
            <text:p>80,6%</text:p>
          </table:table-cell>
          <table:table-cell office:value-type="float" office:value="195557" table:style-name="ce37">
            <text:p>195.557</text:p>
          </table:table-cell>
          <table:table-cell office:value-type="percentage" office:value="0.8466367363549383" table:style-name="ce38">
            <text:p>84,7%</text:p>
          </table:table-cell>
          <table:table-cell office:value-type="float" office:value="164393" table:style-name="ce37">
            <text:p>164.393</text:p>
          </table:table-cell>
          <table:table-cell office:value-type="percentage" office:value="0.91325892881943482" table:style-name="ce38">
            <text:p>91,3%</text:p>
          </table:table-cell>
          <table:table-cell office:value-type="float" office:value="2294468" table:style-name="ce37">
            <text:p>2.294.468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480171293751835" table:style-name="ce38">
            <text:p>93,5%</text:p>
          </table:table-cell>
          <table:table-cell office:value-type="percentage" office:value="0.84923083300546776" table:style-name="ce38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9" table:style-name="ce37">
            <text:p>23.349</text:p>
          </table:table-cell>
          <table:table-cell office:value-type="percentage" office:value="1" table:style-name="ce38">
            <text:p>100,0%</text:p>
          </table:table-cell>
          <table:table-cell office:value-type="float" office:value="28634" table:style-name="ce37">
            <text:p>28.634</text:p>
          </table:table-cell>
          <table:table-cell office:value-type="percentage" office:value="1" table:style-name="ce38">
            <text:p>100,0%</text:p>
          </table:table-cell>
          <table:table-cell office:value-type="float" office:value="37928" table:style-name="ce37">
            <text:p>37.928</text:p>
          </table:table-cell>
          <table:table-cell office:value-type="percentage" office:value="1" table:style-name="ce38">
            <text:p>100,0%</text:p>
          </table:table-cell>
          <table:table-cell office:value-type="float" office:value="45187" table:style-name="ce37">
            <text:p>45.187</text:p>
          </table:table-cell>
          <table:table-cell office:value-type="percentage" office:value="0.94803205773749577" table:style-name="ce38">
            <text:p>94,8%</text:p>
          </table:table-cell>
          <table:table-cell office:value-type="float" office:value="47155" table:style-name="ce37">
            <text:p>47.155</text:p>
          </table:table-cell>
          <table:table-cell office:value-type="percentage" office:value="0.89060758872079626" table:style-name="ce38">
            <text:p>89,1%</text:p>
          </table:table-cell>
          <table:table-cell office:value-type="float" office:value="30288" table:style-name="ce37">
            <text:p>30.288</text:p>
          </table:table-cell>
          <table:table-cell office:value-type="percentage" office:value="0.77031460617004499" table:style-name="ce38">
            <text:p>77,0%</text:p>
          </table:table-cell>
          <table:table-cell office:value-type="float" office:value="22718" table:style-name="ce37">
            <text:p>22.718</text:p>
          </table:table-cell>
          <table:table-cell office:value-type="percentage" office:value="0.74587957186945963" table:style-name="ce38">
            <text:p>74,6%</text:p>
          </table:table-cell>
          <table:table-cell office:value-type="float" office:value="20320" table:style-name="ce37">
            <text:p>20.320</text:p>
          </table:table-cell>
          <table:table-cell office:value-type="percentage" office:value="0.79586401378662075" table:style-name="ce38">
            <text:p>79,6%</text:p>
          </table:table-cell>
          <table:table-cell office:value-type="float" office:value="255579" table:style-name="ce37">
            <text:p>255.579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00211289924992" table:style-name="ce38">
            <text:p>90,0%</text:p>
          </table:table-cell>
          <table:table-cell office:value-type="percentage" office:value="0.79889907912751557" table:style-name="ce38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399" table:style-name="ce37">
            <text:p>373.399</text:p>
          </table:table-cell>
          <table:table-cell office:value-type="percentage" office:value="1" table:style-name="ce38">
            <text:p>100,0%</text:p>
          </table:table-cell>
          <table:table-cell office:value-type="float" office:value="510138" table:style-name="ce37">
            <text:p>510.138</text:p>
          </table:table-cell>
          <table:table-cell office:value-type="percentage" office:value="0.96969478084173355" table:style-name="ce38">
            <text:p>97,0%</text:p>
          </table:table-cell>
          <table:table-cell office:value-type="float" office:value="686155" table:style-name="ce37">
            <text:p>686.155</text:p>
          </table:table-cell>
          <table:table-cell office:value-type="percentage" office:value="0.97559016269907284" table:style-name="ce38">
            <text:p>97,6%</text:p>
          </table:table-cell>
          <table:table-cell office:value-type="float" office:value="934836" table:style-name="ce37">
            <text:p>934.836</text:p>
          </table:table-cell>
          <table:table-cell office:value-type="percentage" office:value="0.96099130021803425" table:style-name="ce38">
            <text:p>96,1%</text:p>
          </table:table-cell>
          <table:table-cell office:value-type="float" office:value="1019278" table:style-name="ce37">
            <text:p>1.019.278</text:p>
          </table:table-cell>
          <table:table-cell office:value-type="percentage" office:value="0.87418812303221949" table:style-name="ce38">
            <text:p>87,4%</text:p>
          </table:table-cell>
          <table:table-cell office:value-type="float" office:value="726671" table:style-name="ce37">
            <text:p>726.671</text:p>
          </table:table-cell>
          <table:table-cell office:value-type="percentage" office:value="0.76520681521418643" table:style-name="ce38">
            <text:p>76,5%</text:p>
          </table:table-cell>
          <table:table-cell office:value-type="float" office:value="573297" table:style-name="ce37">
            <text:p>573.297</text:p>
          </table:table-cell>
          <table:table-cell office:value-type="percentage" office:value="0.77214316980369713" table:style-name="ce38">
            <text:p>77,2%</text:p>
          </table:table-cell>
          <table:table-cell office:value-type="float" office:value="431199" table:style-name="ce37">
            <text:p>431.199</text:p>
          </table:table-cell>
          <table:table-cell office:value-type="percentage" office:value="0.77898154069609893" table:style-name="ce38">
            <text:p>77,9%</text:p>
          </table:table-cell>
          <table:table-cell office:value-type="float" office:value="5254973" table:style-name="ce37">
            <text:p>5.254.973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906128820026042" table:style-name="ce38">
            <text:p>87,9%</text:p>
          </table:table-cell>
          <table:table-cell office:value-type="percentage" office:value="0.77508256773563222" table:style-name="ce38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85" table:style-name="ce37">
            <text:p>73.885</text:p>
          </table:table-cell>
          <table:table-cell office:value-type="percentage" office:value="1" table:style-name="ce38">
            <text:p>100,0%</text:p>
          </table:table-cell>
          <table:table-cell office:value-type="float" office:value="103094" table:style-name="ce37">
            <text:p>103.094</text:p>
          </table:table-cell>
          <table:table-cell office:value-type="percentage" office:value="1" table:style-name="ce38">
            <text:p>100,0%</text:p>
          </table:table-cell>
          <table:table-cell office:value-type="float" office:value="147674" table:style-name="ce37">
            <text:p>147.674</text:p>
          </table:table-cell>
          <table:table-cell office:value-type="percentage" office:value="1" table:style-name="ce38">
            <text:p>100,0%</text:p>
          </table:table-cell>
          <table:table-cell office:value-type="float" office:value="206337" table:style-name="ce37">
            <text:p>206.337</text:p>
          </table:table-cell>
          <table:table-cell office:value-type="percentage" office:value="0.96755542634204894" table:style-name="ce38">
            <text:p>96,8%</text:p>
          </table:table-cell>
          <table:table-cell office:value-type="float" office:value="229098" table:style-name="ce37">
            <text:p>229.098</text:p>
          </table:table-cell>
          <table:table-cell office:value-type="percentage" office:value="0.90140346321368292" table:style-name="ce38">
            <text:p>90,1%</text:p>
          </table:table-cell>
          <table:table-cell office:value-type="float" office:value="162525" table:style-name="ce37">
            <text:p>162.525</text:p>
          </table:table-cell>
          <table:table-cell office:value-type="percentage" office:value="0.77762041693181438" table:style-name="ce38">
            <text:p>77,8%</text:p>
          </table:table-cell>
          <table:table-cell office:value-type="float" office:value="135669" table:style-name="ce37">
            <text:p>135.669</text:p>
          </table:table-cell>
          <table:table-cell office:value-type="percentage" office:value="0.78763759230876407" table:style-name="ce38">
            <text:p>78,8%</text:p>
          </table:table-cell>
          <table:table-cell office:value-type="float" office:value="114555" table:style-name="ce37">
            <text:p>114.555</text:p>
          </table:table-cell>
          <table:table-cell office:value-type="percentage" office:value="0.80732800541249106" table:style-name="ce38">
            <text:p>80,7%</text:p>
          </table:table-cell>
          <table:table-cell office:value-type="float" office:value="1172837" table:style-name="ce37">
            <text:p>1.172.837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520179950646384" table:style-name="ce38">
            <text:p>89,5%</text:p>
          </table:table-cell>
          <table:table-cell office:value-type="percentage" office:value="0.7760702887872365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4" table:style-name="ce37">
            <text:p>42.484</text:p>
          </table:table-cell>
          <table:table-cell office:value-type="percentage" office:value="1" table:style-name="ce38">
            <text:p>100,0%</text:p>
          </table:table-cell>
          <table:table-cell office:value-type="float" office:value="55857" table:style-name="ce37">
            <text:p>55.857</text:p>
          </table:table-cell>
          <table:table-cell office:value-type="percentage" office:value="1" table:style-name="ce38">
            <text:p>100,0%</text:p>
          </table:table-cell>
          <table:table-cell office:value-type="float" office:value="72046" table:style-name="ce37">
            <text:p>72.046</text:p>
          </table:table-cell>
          <table:table-cell office:value-type="percentage" office:value="0.97565137316505068" table:style-name="ce38">
            <text:p>97,6%</text:p>
          </table:table-cell>
          <table:table-cell office:value-type="float" office:value="91277" table:style-name="ce37">
            <text:p>91.277</text:p>
          </table:table-cell>
          <table:table-cell office:value-type="percentage" office:value="0.94397790969450013" table:style-name="ce38">
            <text:p>94,4%</text:p>
          </table:table-cell>
          <table:table-cell office:value-type="float" office:value="94705" table:style-name="ce37">
            <text:p>94.705</text:p>
          </table:table-cell>
          <table:table-cell office:value-type="percentage" office:value="0.87688190959426682" table:style-name="ce38">
            <text:p>87,7%</text:p>
          </table:table-cell>
          <table:table-cell office:value-type="float" office:value="62867" table:style-name="ce37">
            <text:p>62.867</text:p>
          </table:table-cell>
          <table:table-cell office:value-type="percentage" office:value="0.77288206439556928" table:style-name="ce38">
            <text:p>77,3%</text:p>
          </table:table-cell>
          <table:table-cell office:value-type="float" office:value="54726" table:style-name="ce37">
            <text:p>54.726</text:p>
          </table:table-cell>
          <table:table-cell office:value-type="percentage" office:value="0.80329384825399619" table:style-name="ce38">
            <text:p>80,3%</text:p>
          </table:table-cell>
          <table:table-cell office:value-type="float" office:value="46152" table:style-name="ce37">
            <text:p>46.152</text:p>
          </table:table-cell>
          <table:table-cell office:value-type="percentage" office:value="0.81847201532240899" table:style-name="ce38">
            <text:p>81,8%</text:p>
          </table:table-cell>
          <table:table-cell office:value-type="float" office:value="520114" table:style-name="ce37">
            <text:p>520.114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465970819844709" table:style-name="ce38">
            <text:p>89,5%</text:p>
          </table:table-cell>
          <table:table-cell office:value-type="percentage" office:value="0.78662486369417894" table:style-name="ce38">
            <text:p>7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70" table:style-name="ce37">
            <text:p>164.070</text:p>
          </table:table-cell>
          <table:table-cell office:value-type="percentage" office:value="1" table:style-name="ce38">
            <text:p>100,0%</text:p>
          </table:table-cell>
          <table:table-cell office:value-type="float" office:value="213589" table:style-name="ce37">
            <text:p>213.589</text:p>
          </table:table-cell>
          <table:table-cell office:value-type="percentage" office:value="1" table:style-name="ce38">
            <text:p>100,0%</text:p>
          </table:table-cell>
          <table:table-cell office:value-type="float" office:value="278048" table:style-name="ce37">
            <text:p>278.048</text:p>
          </table:table-cell>
          <table:table-cell office:value-type="percentage" office:value="0.99260671357530195" table:style-name="ce38">
            <text:p>99,3%</text:p>
          </table:table-cell>
          <table:table-cell office:value-type="float" office:value="322449" table:style-name="ce37">
            <text:p>322.449</text:p>
          </table:table-cell>
          <table:table-cell office:value-type="percentage" office:value="0.94844357118275646" table:style-name="ce38">
            <text:p>94,8%</text:p>
          </table:table-cell>
          <table:table-cell office:value-type="float" office:value="317914" table:style-name="ce37">
            <text:p>317.914</text:p>
          </table:table-cell>
          <table:table-cell office:value-type="percentage" office:value="0.87789292884106118" table:style-name="ce38">
            <text:p>87,8%</text:p>
          </table:table-cell>
          <table:table-cell office:value-type="float" office:value="197956" table:style-name="ce37">
            <text:p>197.956</text:p>
          </table:table-cell>
          <table:table-cell office:value-type="percentage" office:value="0.75978245433575264" table:style-name="ce38">
            <text:p>76,0%</text:p>
          </table:table-cell>
          <table:table-cell office:value-type="float" office:value="154191" table:style-name="ce37">
            <text:p>154.191</text:p>
          </table:table-cell>
          <table:table-cell office:value-type="percentage" office:value="0.76508678436392863" table:style-name="ce38">
            <text:p>76,5%</text:p>
          </table:table-cell>
          <table:table-cell office:value-type="float" office:value="137230" table:style-name="ce37">
            <text:p>137.230</text:p>
          </table:table-cell>
          <table:table-cell office:value-type="percentage" office:value="0.81390935079415916" table:style-name="ce38">
            <text:p>81,4%</text:p>
          </table:table-cell>
          <table:table-cell office:value-type="float" office:value="1785447" table:style-name="ce37">
            <text:p>1.785.447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9994873844661871" table:style-name="ce38">
            <text:p>90,0%</text:p>
          </table:table-cell>
          <table:table-cell office:value-type="percentage" office:value="0.80407285913468296" table:style-name="ce38">
            <text:p>80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5" table:style-name="ce37">
            <text:p>2.395</text:p>
          </table:table-cell>
          <table:table-cell office:value-type="percentage" office:value="0.91938579654510555" table:style-name="ce38">
            <text:p>91,9%</text:p>
          </table:table-cell>
          <table:table-cell office:value-type="float" office:value="3882" table:style-name="ce37">
            <text:p>3.882</text:p>
          </table:table-cell>
          <table:table-cell office:value-type="percentage" office:value="0.89902732746641967" table:style-name="ce38">
            <text:p>89,9%</text:p>
          </table:table-cell>
          <table:table-cell office:value-type="float" office:value="7606" table:style-name="ce37">
            <text:p>7.606</text:p>
          </table:table-cell>
          <table:table-cell office:value-type="percentage" office:value="0.96805396461753845" table:style-name="ce38">
            <text:p>96,8%</text:p>
          </table:table-cell>
          <table:table-cell office:value-type="float" office:value="10479" table:style-name="ce37">
            <text:p>10.479</text:p>
          </table:table-cell>
          <table:table-cell office:value-type="percentage" office:value="0.90680166147455865" table:style-name="ce38">
            <text:p>90,7%</text:p>
          </table:table-cell>
          <table:table-cell office:value-type="float" office:value="10952" table:style-name="ce37">
            <text:p>10.952</text:p>
          </table:table-cell>
          <table:table-cell office:value-type="percentage" office:value="0.86631862047144437" table:style-name="ce38">
            <text:p>86,6%</text:p>
          </table:table-cell>
          <table:table-cell office:value-type="float" office:value="8890" table:style-name="ce37">
            <text:p>8.890</text:p>
          </table:table-cell>
          <table:table-cell office:value-type="percentage" office:value="0.74743568185639819" table:style-name="ce38">
            <text:p>74,7%</text:p>
          </table:table-cell>
          <table:table-cell office:value-type="float" office:value="8595" table:style-name="ce37">
            <text:p>8.595</text:p>
          </table:table-cell>
          <table:table-cell office:value-type="percentage" office:value="0.78371478070575362" table:style-name="ce38">
            <text:p>78,4%</text:p>
          </table:table-cell>
          <table:table-cell office:value-type="float" office:value="7586" table:style-name="ce37">
            <text:p>7.586</text:p>
          </table:table-cell>
          <table:table-cell office:value-type="percentage" office:value="0.83125136971290814" table:style-name="ce38">
            <text:p>83,1%</text:p>
          </table:table-cell>
          <table:table-cell office:value-type="float" office:value="60385" table:style-name="ce37">
            <text:p>60.385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091242161628977" table:style-name="ce38">
            <text:p>85,1%</text:p>
          </table:table-cell>
          <table:table-cell office:value-type="percentage" office:value="0.71714448587919521" table:style-name="ce38">
            <text:p>71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2" table:style-name="ce37">
            <text:p>3.302</text:p>
          </table:table-cell>
          <table:table-cell office:value-type="percentage" office:value="0.8810032017075774" table:style-name="ce38">
            <text:p>88,1%</text:p>
          </table:table-cell>
          <table:table-cell office:value-type="float" office:value="7119" table:style-name="ce37">
            <text:p>7.119</text:p>
          </table:table-cell>
          <table:table-cell office:value-type="percentage" office:value="0.90954388654656959" table:style-name="ce38">
            <text:p>91,0%</text:p>
          </table:table-cell>
          <table:table-cell office:value-type="float" office:value="9602" table:style-name="ce37">
            <text:p>9.602</text:p>
          </table:table-cell>
          <table:table-cell office:value-type="percentage" office:value="0.84980971767413049" table:style-name="ce38">
            <text:p>85,0%</text:p>
          </table:table-cell>
          <table:table-cell office:value-type="float" office:value="9925" table:style-name="ce37">
            <text:p>9.925</text:p>
          </table:table-cell>
          <table:table-cell office:value-type="percentage" office:value="0.82694550908181974" table:style-name="ce38">
            <text:p>82,7%</text:p>
          </table:table-cell>
          <table:table-cell office:value-type="float" office:value="8406" table:style-name="ce37">
            <text:p>8.406</text:p>
          </table:table-cell>
          <table:table-cell office:value-type="percentage" office:value="0.69282123135250973" table:style-name="ce38">
            <text:p>69,3%</text:p>
          </table:table-cell>
          <table:table-cell office:value-type="float" office:value="8233" table:style-name="ce37">
            <text:p>8.233</text:p>
          </table:table-cell>
          <table:table-cell office:value-type="percentage" office:value="0.68636932055022926" table:style-name="ce38">
            <text:p>68,6%</text:p>
          </table:table-cell>
          <table:table-cell office:value-type="float" office:value="7221" table:style-name="ce37">
            <text:p>7.221</text:p>
          </table:table-cell>
          <table:table-cell office:value-type="percentage" office:value="0.75423020681011077" table:style-name="ce38">
            <text:p>75,4%</text:p>
          </table:table-cell>
          <table:table-cell office:value-type="float" office:value="55813" table:style-name="ce37">
            <text:p>55.813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690766562804004" table:style-name="ce38">
            <text:p>78,7%</text:p>
          </table:table-cell>
          <table:table-cell office:value-type="percentage" office:value="0.64096880885663099" table:style-name="ce38">
            <text:p>64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3" table:style-name="ce37">
            <text:p>9.493</text:p>
          </table:table-cell>
          <table:table-cell office:value-type="string" table:style-name="ce38">
            <text:p>-</text:p>
          </table:table-cell>
          <table:table-cell office:value-type="float" office:value="21947" table:style-name="ce37">
            <text:p>21.947</text:p>
          </table:table-cell>
          <table:table-cell office:value-type="string" table:style-name="ce38">
            <text:p>-</text:p>
          </table:table-cell>
          <table:table-cell office:value-type="float" office:value="31712" table:style-name="ce37">
            <text:p>31.712</text:p>
          </table:table-cell>
          <table:table-cell office:value-type="string" table:style-name="ce38">
            <text:p>-</text:p>
          </table:table-cell>
          <table:table-cell office:value-type="float" office:value="24353" table:style-name="ce37">
            <text:p>24.353</text:p>
          </table:table-cell>
          <table:table-cell office:value-type="string" table:style-name="ce38">
            <text:p>-</text:p>
          </table:table-cell>
          <table:table-cell office:value-type="float" office:value="1109" table:style-name="ce37">
            <text:p>1.109</text:p>
          </table:table-cell>
          <table:table-cell office:value-type="string" table:style-name="ce38">
            <text:p>-</text:p>
          </table:table-cell>
          <table:table-cell office:value-type="float" office:value="92189" table:style-name="ce37">
            <text:p>92.189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4" table:style-name="ce40">
            <text:p>204</text:p>
          </table:table-cell>
          <table:table-cell office:value-type="string" table:style-name="ce41">
            <text:p>-</text:p>
          </table:table-cell>
          <table:table-cell office:value-type="float" office:value="567" table:style-name="ce40">
            <text:p>567</text:p>
          </table:table-cell>
          <table:table-cell office:value-type="string" table:style-name="ce41">
            <text:p>-</text:p>
          </table:table-cell>
          <table:table-cell office:value-type="float" office:value="1099" table:style-name="ce40">
            <text:p>1.099</text:p>
          </table:table-cell>
          <table:table-cell office:value-type="string" table:style-name="ce41">
            <text:p>-</text:p>
          </table:table-cell>
          <table:table-cell office:value-type="float" office:value="1229" table:style-name="ce40">
            <text:p>1.229</text:p>
          </table:table-cell>
          <table:table-cell office:value-type="string" table:style-name="ce41">
            <text:p>-</text:p>
          </table:table-cell>
          <table:table-cell office:value-type="float" office:value="1067" table:style-name="ce40">
            <text:p>1.067</text:p>
          </table:table-cell>
          <table:table-cell office:value-type="string" table:style-name="ce41">
            <text:p>-</text:p>
          </table:table-cell>
          <table:table-cell office:value-type="float" office:value="161" table:style-name="ce40">
            <text:p>161</text:p>
          </table:table-cell>
          <table:table-cell office:value-type="string" table:style-name="ce41">
            <text:p>-</text:p>
          </table:table-cell>
          <table:table-cell office:value-type="float" office:value="4384" table:style-name="ce40">
            <text:p>4.384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718" table:style-name="ce44">
            <text:p>2.934.718</text:p>
          </table:table-cell>
          <table:table-cell office:value-type="percentage" office:value="1" table:style-name="ce45">
            <text:p>100,0%</text:p>
          </table:table-cell>
          <table:table-cell office:value-type="float" office:value="3938266" table:style-name="ce44">
            <text:p>3.938.266</text:p>
          </table:table-cell>
          <table:table-cell office:value-type="percentage" office:value="0.99450031502167269" table:style-name="ce45">
            <text:p>99,5%</text:p>
          </table:table-cell>
          <table:table-cell office:value-type="float" office:value="5262306" table:style-name="ce44">
            <text:p>5.262.306</text:p>
          </table:table-cell>
          <table:table-cell office:value-type="percentage" office:value="0.98600708339875731" table:style-name="ce45">
            <text:p>98,6%</text:p>
          </table:table-cell>
          <table:table-cell office:value-type="float" office:value="6648466" table:style-name="ce44">
            <text:p>6.648.466</text:p>
          </table:table-cell>
          <table:table-cell office:value-type="percentage" office:value="0.94528319967878549" table:style-name="ce45">
            <text:p>94,5%</text:p>
          </table:table-cell>
          <table:table-cell office:value-type="float" office:value="6913699" table:style-name="ce44">
            <text:p>6.913.699</text:p>
          </table:table-cell>
          <table:table-cell office:value-type="percentage" office:value="0.87606809502141292" table:style-name="ce45">
            <text:p>87,6%</text:p>
          </table:table-cell>
          <table:table-cell office:value-type="float" office:value="4792398" table:style-name="ce44">
            <text:p>4.792.398</text:p>
          </table:table-cell>
          <table:table-cell office:value-type="percentage" office:value="0.76919550789892721" table:style-name="ce45">
            <text:p>76,9%</text:p>
          </table:table-cell>
          <table:table-cell office:value-type="float" office:value="3841879" table:style-name="ce44">
            <text:p>3.841.879</text:p>
          </table:table-cell>
          <table:table-cell office:value-type="percentage" office:value="0.77697850601863838" table:style-name="ce45">
            <text:p>77,7%</text:p>
          </table:table-cell>
          <table:table-cell office:value-type="float" office:value="3176926" table:style-name="ce44">
            <text:p>3.176.926</text:p>
          </table:table-cell>
          <table:table-cell office:value-type="percentage" office:value="0.8169664508782658" table:style-name="ce45">
            <text:p>81,7%</text:p>
          </table:table-cell>
          <table:table-cell office:value-type="float" office:value="37508658" table:style-name="ce44">
            <text:p>37.508.658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052260352351398" table:style-name="ce45">
            <text:p>89,1%</text:p>
          </table:table-cell>
          <table:table-cell office:value-type="percentage" office:value="0.79047480658648606" table:style-name="ce45">
            <text:p>79,0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119" table:style-name="ce34">
            <text:p>427.119</text:p>
          </table:table-cell>
          <table:table-cell office:value-type="percentage" office:value="1" table:style-name="ce35">
            <text:p>100,0%</text:p>
          </table:table-cell>
          <table:table-cell office:value-type="float" office:value="647668" table:style-name="ce34">
            <text:p>647.668</text:p>
          </table:table-cell>
          <table:table-cell office:value-type="percentage" office:value="0.99582859892893549" table:style-name="ce35">
            <text:p>99,6%</text:p>
          </table:table-cell>
          <table:table-cell office:value-type="float" office:value="912712" table:style-name="ce34">
            <text:p>912.712</text:p>
          </table:table-cell>
          <table:table-cell office:value-type="percentage" office:value="0.99625060170474822" table:style-name="ce35">
            <text:p>99,6%</text:p>
          </table:table-cell>
          <table:table-cell office:value-type="float" office:value="1192797" table:style-name="ce34">
            <text:p>1.192.797</text:p>
          </table:table-cell>
          <table:table-cell office:value-type="percentage" office:value="0.94290687664473549" table:style-name="ce35">
            <text:p>94,3%</text:p>
          </table:table-cell>
          <table:table-cell office:value-type="float" office:value="1214260" table:style-name="ce34">
            <text:p>1.214.260</text:p>
          </table:table-cell>
          <table:table-cell office:value-type="percentage" office:value="0.87664986419890345" table:style-name="ce35">
            <text:p>87,7%</text:p>
          </table:table-cell>
          <table:table-cell office:value-type="float" office:value="870873" table:style-name="ce34">
            <text:p>870.873</text:p>
          </table:table-cell>
          <table:table-cell office:value-type="percentage" office:value="0.76377829834145605" table:style-name="ce35">
            <text:p>76,4%</text:p>
          </table:table-cell>
          <table:table-cell office:value-type="float" office:value="687817" table:style-name="ce34">
            <text:p>687.817</text:p>
          </table:table-cell>
          <table:table-cell office:value-type="percentage" office:value="0.74064578236449463" table:style-name="ce35">
            <text:p>74,1%</text:p>
          </table:table-cell>
          <table:table-cell office:value-type="float" office:value="564448" table:style-name="ce34">
            <text:p>564.448</text:p>
          </table:table-cell>
          <table:table-cell office:value-type="percentage" office:value="0.74969152896705704" table:style-name="ce35">
            <text:p>75,0%</text:p>
          </table:table-cell>
          <table:table-cell office:value-type="float" office:value="6517694" table:style-name="ce34">
            <text:p>6.517.694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462639099030792" table:style-name="ce35">
            <text:p>87,5%</text:p>
          </table:table-cell>
          <table:table-cell office:value-type="percentage" office:value="0.77001152236109516" table:style-name="ce35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73" table:style-name="ce37">
            <text:p>99.773</text:p>
          </table:table-cell>
          <table:table-cell office:value-type="percentage" office:value="1" table:style-name="ce38">
            <text:p>100,0%</text:p>
          </table:table-cell>
          <table:table-cell office:value-type="float" office:value="118261" table:style-name="ce37">
            <text:p>118.261</text:p>
          </table:table-cell>
          <table:table-cell office:value-type="percentage" office:value="0.99416586103988902" table:style-name="ce38">
            <text:p>99,4%</text:p>
          </table:table-cell>
          <table:table-cell office:value-type="float" office:value="151707" table:style-name="ce37">
            <text:p>151.707</text:p>
          </table:table-cell>
          <table:table-cell office:value-type="percentage" office:value="0.9701983155013526" table:style-name="ce38">
            <text:p>97,0%</text:p>
          </table:table-cell>
          <table:table-cell office:value-type="float" office:value="182651" table:style-name="ce37">
            <text:p>182.651</text:p>
          </table:table-cell>
          <table:table-cell office:value-type="percentage" office:value="0.92124216961052319" table:style-name="ce38">
            <text:p>92,1%</text:p>
          </table:table-cell>
          <table:table-cell office:value-type="float" office:value="182669" table:style-name="ce37">
            <text:p>182.669</text:p>
          </table:table-cell>
          <table:table-cell office:value-type="percentage" office:value="0.84984856450314739" table:style-name="ce38">
            <text:p>85,0%</text:p>
          </table:table-cell>
          <table:table-cell office:value-type="float" office:value="117459" table:style-name="ce37">
            <text:p>117.459</text:p>
          </table:table-cell>
          <table:table-cell office:value-type="percentage" office:value="0.71496658266681279" table:style-name="ce38">
            <text:p>71,5%</text:p>
          </table:table-cell>
          <table:table-cell office:value-type="float" office:value="94518" table:style-name="ce37">
            <text:p>94.518</text:p>
          </table:table-cell>
          <table:table-cell office:value-type="percentage" office:value="0.72482572986403482" table:style-name="ce38">
            <text:p>72,5%</text:p>
          </table:table-cell>
          <table:table-cell office:value-type="float" office:value="74674" table:style-name="ce37">
            <text:p>74.674</text:p>
          </table:table-cell>
          <table:table-cell office:value-type="percentage" office:value="0.72422387958374146" table:style-name="ce38">
            <text:p>72,4%</text:p>
          </table:table-cell>
          <table:table-cell office:value-type="float" office:value="1021712" table:style-name="ce37">
            <text:p>1.021.712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210673223449841" table:style-name="ce38">
            <text:p>86,2%</text:p>
          </table:table-cell>
          <table:table-cell office:value-type="percentage" office:value="0.76855642922210243" table:style-name="ce38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47" table:style-name="ce37">
            <text:p>88.047</text:p>
          </table:table-cell>
          <table:table-cell office:value-type="percentage" office:value="1" table:style-name="ce38">
            <text:p>100,0%</text:p>
          </table:table-cell>
          <table:table-cell office:value-type="float" office:value="113740" table:style-name="ce37">
            <text:p>113.740</text:p>
          </table:table-cell>
          <table:table-cell office:value-type="percentage" office:value="1" table:style-name="ce38">
            <text:p>100,0%</text:p>
          </table:table-cell>
          <table:table-cell office:value-type="float" office:value="146431" table:style-name="ce37">
            <text:p>146.431</text:p>
          </table:table-cell>
          <table:table-cell office:value-type="percentage" office:value="0.97847673268649937" table:style-name="ce38">
            <text:p>97,8%</text:p>
          </table:table-cell>
          <table:table-cell office:value-type="float" office:value="151644" table:style-name="ce37">
            <text:p>151.644</text:p>
          </table:table-cell>
          <table:table-cell office:value-type="percentage" office:value="0.93236189246518486" table:style-name="ce38">
            <text:p>93,2%</text:p>
          </table:table-cell>
          <table:table-cell office:value-type="float" office:value="148473" table:style-name="ce37">
            <text:p>148.473</text:p>
          </table:table-cell>
          <table:table-cell office:value-type="percentage" office:value="0.88909714778463766" table:style-name="ce38">
            <text:p>88,9%</text:p>
          </table:table-cell>
          <table:table-cell office:value-type="float" office:value="87035" table:style-name="ce37">
            <text:p>87.035</text:p>
          </table:table-cell>
          <table:table-cell office:value-type="percentage" office:value="0.76045643987383249" table:style-name="ce38">
            <text:p>76,0%</text:p>
          </table:table-cell>
          <table:table-cell office:value-type="float" office:value="61799" table:style-name="ce37">
            <text:p>61.799</text:p>
          </table:table-cell>
          <table:table-cell office:value-type="percentage" office:value="0.7811682319778539" table:style-name="ce38">
            <text:p>78,1%</text:p>
          </table:table-cell>
          <table:table-cell office:value-type="float" office:value="52786" table:style-name="ce37">
            <text:p>52.786</text:p>
          </table:table-cell>
          <table:table-cell office:value-type="percentage" office:value="0.82478125000000002" table:style-name="ce38">
            <text:p>82,5%</text:p>
          </table:table-cell>
          <table:table-cell office:value-type="float" office:value="849955" table:style-name="ce37">
            <text:p>849.95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008719096888724" table:style-name="ce38">
            <text:p>91,0%</text:p>
          </table:table-cell>
          <table:table-cell office:value-type="percentage" office:value="0.83428381285925179" table:style-name="ce38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22" table:style-name="ce37">
            <text:p>50.722</text:p>
          </table:table-cell>
          <table:table-cell office:value-type="percentage" office:value="1" table:style-name="ce38">
            <text:p>100,0%</text:p>
          </table:table-cell>
          <table:table-cell office:value-type="float" office:value="78528" table:style-name="ce37">
            <text:p>78.528</text:p>
          </table:table-cell>
          <table:table-cell office:value-type="percentage" office:value="0.97530925530329371" table:style-name="ce38">
            <text:p>97,5%</text:p>
          </table:table-cell>
          <table:table-cell office:value-type="float" office:value="108483" table:style-name="ce37">
            <text:p>108.483</text:p>
          </table:table-cell>
          <table:table-cell office:value-type="percentage" office:value="0.92537809964941009" table:style-name="ce38">
            <text:p>92,5%</text:p>
          </table:table-cell>
          <table:table-cell office:value-type="float" office:value="146917" table:style-name="ce37">
            <text:p>146.917</text:p>
          </table:table-cell>
          <table:table-cell office:value-type="percentage" office:value="0.88612580444760758" table:style-name="ce38">
            <text:p>88,6%</text:p>
          </table:table-cell>
          <table:table-cell office:value-type="float" office:value="160948" table:style-name="ce37">
            <text:p>160.948</text:p>
          </table:table-cell>
          <table:table-cell office:value-type="percentage" office:value="0.78064916671516982" table:style-name="ce38">
            <text:p>78,1%</text:p>
          </table:table-cell>
          <table:table-cell office:value-type="float" office:value="116101" table:style-name="ce37">
            <text:p>116.101</text:p>
          </table:table-cell>
          <table:table-cell office:value-type="percentage" office:value="0.63726281238507687" table:style-name="ce38">
            <text:p>63,7%</text:p>
          </table:table-cell>
          <table:table-cell office:value-type="float" office:value="87318" table:style-name="ce37">
            <text:p>87.318</text:p>
          </table:table-cell>
          <table:table-cell office:value-type="percentage" office:value="0.63300517608850093" table:style-name="ce38">
            <text:p>63,3%</text:p>
          </table:table-cell>
          <table:table-cell office:value-type="float" office:value="65640" table:style-name="ce37">
            <text:p>65.640</text:p>
          </table:table-cell>
          <table:table-cell office:value-type="percentage" office:value="0.68747381650607453" table:style-name="ce38">
            <text:p>68,7%</text:p>
          </table:table-cell>
          <table:table-cell office:value-type="float" office:value="814657" table:style-name="ce37">
            <text:p>814.65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720937086601461" table:style-name="ce38">
            <text:p>78,7%</text:p>
          </table:table-cell>
          <table:table-cell office:value-type="percentage" office:value="0.69537097656680125" table:style-name="ce38">
            <text:p>69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591" table:style-name="ce37">
            <text:p>91.591</text:p>
          </table:table-cell>
          <table:table-cell office:value-type="percentage" office:value="1" table:style-name="ce38">
            <text:p>100,0%</text:p>
          </table:table-cell>
          <table:table-cell office:value-type="float" office:value="149770" table:style-name="ce37">
            <text:p>149.770</text:p>
          </table:table-cell>
          <table:table-cell office:value-type="percentage" office:value="0.96919064783117947" table:style-name="ce38">
            <text:p>96,9%</text:p>
          </table:table-cell>
          <table:table-cell office:value-type="float" office:value="218154" table:style-name="ce37">
            <text:p>218.154</text:p>
          </table:table-cell>
          <table:table-cell office:value-type="percentage" office:value="0.92795161043336227" table:style-name="ce38">
            <text:p>92,8%</text:p>
          </table:table-cell>
          <table:table-cell office:value-type="float" office:value="316039" table:style-name="ce37">
            <text:p>316.039</text:p>
          </table:table-cell>
          <table:table-cell office:value-type="percentage" office:value="0.90164958689003516" table:style-name="ce38">
            <text:p>90,2%</text:p>
          </table:table-cell>
          <table:table-cell office:value-type="float" office:value="309774" table:style-name="ce37">
            <text:p>309.774</text:p>
          </table:table-cell>
          <table:table-cell office:value-type="percentage" office:value="0.79854301357997959" table:style-name="ce38">
            <text:p>79,9%</text:p>
          </table:table-cell>
          <table:table-cell office:value-type="float" office:value="215448" table:style-name="ce37">
            <text:p>215.448</text:p>
          </table:table-cell>
          <table:table-cell office:value-type="percentage" office:value="0.69290588999594771" table:style-name="ce38">
            <text:p>69,3%</text:p>
          </table:table-cell>
          <table:table-cell office:value-type="float" office:value="169872" table:style-name="ce37">
            <text:p>169.872</text:p>
          </table:table-cell>
          <table:table-cell office:value-type="percentage" office:value="0.67477000810334142" table:style-name="ce38">
            <text:p>67,5%</text:p>
          </table:table-cell>
          <table:table-cell office:value-type="float" office:value="128815" table:style-name="ce37">
            <text:p>128.815</text:p>
          </table:table-cell>
          <table:table-cell office:value-type="percentage" office:value="0.71644688176109728" table:style-name="ce38">
            <text:p>71,6%</text:p>
          </table:table-cell>
          <table:table-cell office:value-type="float" office:value="1599463" table:style-name="ce37">
            <text:p>1.599.463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573042074201307" table:style-name="ce38">
            <text:p>81,6%</text:p>
          </table:table-cell>
          <table:table-cell office:value-type="percentage" office:value="0.73506354919593819" table:style-name="ce38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84" table:style-name="ce37">
            <text:p>41.784</text:p>
          </table:table-cell>
          <table:table-cell office:value-type="percentage" office:value="1" table:style-name="ce38">
            <text:p>100,0%</text:p>
          </table:table-cell>
          <table:table-cell office:value-type="float" office:value="55635" table:style-name="ce37">
            <text:p>55.635</text:p>
          </table:table-cell>
          <table:table-cell office:value-type="percentage" office:value="1" table:style-name="ce38">
            <text:p>100,0%</text:p>
          </table:table-cell>
          <table:table-cell office:value-type="float" office:value="75866" table:style-name="ce37">
            <text:p>75.866</text:p>
          </table:table-cell>
          <table:table-cell office:value-type="percentage" office:value="0.98087788480186178" table:style-name="ce38">
            <text:p>98,1%</text:p>
          </table:table-cell>
          <table:table-cell office:value-type="float" office:value="83063" table:style-name="ce37">
            <text:p>83.063</text:p>
          </table:table-cell>
          <table:table-cell office:value-type="percentage" office:value="0.92329153883775728" table:style-name="ce38">
            <text:p>92,3%</text:p>
          </table:table-cell>
          <table:table-cell office:value-type="float" office:value="85558" table:style-name="ce37">
            <text:p>85.558</text:p>
          </table:table-cell>
          <table:table-cell office:value-type="percentage" office:value="0.8751035604332662" table:style-name="ce38">
            <text:p>87,5%</text:p>
          </table:table-cell>
          <table:table-cell office:value-type="float" office:value="51257" table:style-name="ce37">
            <text:p>51.257</text:p>
          </table:table-cell>
          <table:table-cell office:value-type="percentage" office:value="0.72732819661430614" table:style-name="ce38">
            <text:p>72,7%</text:p>
          </table:table-cell>
          <table:table-cell office:value-type="float" office:value="36581" table:style-name="ce37">
            <text:p>36.581</text:p>
          </table:table-cell>
          <table:table-cell office:value-type="percentage" office:value="0.7243045243045243" table:style-name="ce38">
            <text:p>72,4%</text:p>
          </table:table-cell>
          <table:table-cell office:value-type="float" office:value="26700" table:style-name="ce37">
            <text:p>26.700</text:p>
          </table:table-cell>
          <table:table-cell office:value-type="percentage" office:value="0.6073288902031253" table:style-name="ce38">
            <text:p>60,7%</text:p>
          </table:table-cell>
          <table:table-cell office:value-type="float" office:value="456444" table:style-name="ce37">
            <text:p>456.44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7086526738748438" table:style-name="ce38">
            <text:p>87,1%</text:p>
          </table:table-cell>
          <table:table-cell office:value-type="percentage" office:value="0.78305041130201314" table:style-name="ce38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37" table:style-name="ce37">
            <text:p>226.537</text:p>
          </table:table-cell>
          <table:table-cell office:value-type="percentage" office:value="1" table:style-name="ce38">
            <text:p>100,0%</text:p>
          </table:table-cell>
          <table:table-cell office:value-type="float" office:value="248693" table:style-name="ce37">
            <text:p>248.693</text:p>
          </table:table-cell>
          <table:table-cell office:value-type="percentage" office:value="1" table:style-name="ce38">
            <text:p>100,0%</text:p>
          </table:table-cell>
          <table:table-cell office:value-type="float" office:value="315891" table:style-name="ce37">
            <text:p>315.891</text:p>
          </table:table-cell>
          <table:table-cell office:value-type="percentage" office:value="0.99157498234324726" table:style-name="ce38">
            <text:p>99,2%</text:p>
          </table:table-cell>
          <table:table-cell office:value-type="float" office:value="346146" table:style-name="ce37">
            <text:p>346.146</text:p>
          </table:table-cell>
          <table:table-cell office:value-type="percentage" office:value="0.90810257755624058" table:style-name="ce38">
            <text:p>90,8%</text:p>
          </table:table-cell>
          <table:table-cell office:value-type="float" office:value="311912" table:style-name="ce37">
            <text:p>311.912</text:p>
          </table:table-cell>
          <table:table-cell office:value-type="percentage" office:value="0.85854034488928033" table:style-name="ce38">
            <text:p>85,9%</text:p>
          </table:table-cell>
          <table:table-cell office:value-type="float" office:value="200056" table:style-name="ce37">
            <text:p>200.056</text:p>
          </table:table-cell>
          <table:table-cell office:value-type="percentage" office:value="0.74708252577646828" table:style-name="ce38">
            <text:p>74,7%</text:p>
          </table:table-cell>
          <table:table-cell office:value-type="float" office:value="156287" table:style-name="ce37">
            <text:p>156.287</text:p>
          </table:table-cell>
          <table:table-cell office:value-type="percentage" office:value="0.74067562059846637" table:style-name="ce38">
            <text:p>74,1%</text:p>
          </table:table-cell>
          <table:table-cell office:value-type="float" office:value="118317" table:style-name="ce37">
            <text:p>118.317</text:p>
          </table:table-cell>
          <table:table-cell office:value-type="percentage" office:value="0.71558950538883037" table:style-name="ce38">
            <text:p>71,6%</text:p>
          </table:table-cell>
          <table:table-cell office:value-type="float" office:value="1923839" table:style-name="ce37">
            <text:p>1.923.839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8401440457520331" table:style-name="ce38">
            <text:p>88,4%</text:p>
          </table:table-cell>
          <table:table-cell office:value-type="percentage" office:value="0.80330057229516838" table:style-name="ce38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60" table:style-name="ce37">
            <text:p>135.960</text:p>
          </table:table-cell>
          <table:table-cell office:value-type="percentage" office:value="1" table:style-name="ce38">
            <text:p>100,0%</text:p>
          </table:table-cell>
          <table:table-cell office:value-type="float" office:value="156907" table:style-name="ce37">
            <text:p>156.907</text:p>
          </table:table-cell>
          <table:table-cell office:value-type="percentage" office:value="0.98621001753603055" table:style-name="ce38">
            <text:p>98,6%</text:p>
          </table:table-cell>
          <table:table-cell office:value-type="float" office:value="214434" table:style-name="ce37">
            <text:p>214.434</text:p>
          </table:table-cell>
          <table:table-cell office:value-type="percentage" office:value="0.98164289245756353" table:style-name="ce38">
            <text:p>98,2%</text:p>
          </table:table-cell>
          <table:table-cell office:value-type="float" office:value="275682" table:style-name="ce37">
            <text:p>275.682</text:p>
          </table:table-cell>
          <table:table-cell office:value-type="percentage" office:value="0.89659097561451551" table:style-name="ce38">
            <text:p>89,7%</text:p>
          </table:table-cell>
          <table:table-cell office:value-type="float" office:value="273084" table:style-name="ce37">
            <text:p>273.084</text:p>
          </table:table-cell>
          <table:table-cell office:value-type="percentage" office:value="0.82601291571512836" table:style-name="ce38">
            <text:p>82,6%</text:p>
          </table:table-cell>
          <table:table-cell office:value-type="float" office:value="189224" table:style-name="ce37">
            <text:p>189.224</text:p>
          </table:table-cell>
          <table:table-cell office:value-type="percentage" office:value="0.71163327704672041" table:style-name="ce38">
            <text:p>71,2%</text:p>
          </table:table-cell>
          <table:table-cell office:value-type="float" office:value="153110" table:style-name="ce37">
            <text:p>153.110</text:p>
          </table:table-cell>
          <table:table-cell office:value-type="percentage" office:value="0.70205283164212773" table:style-name="ce38">
            <text:p>70,2%</text:p>
          </table:table-cell>
          <table:table-cell office:value-type="float" office:value="123075" table:style-name="ce37">
            <text:p>123.075</text:p>
          </table:table-cell>
          <table:table-cell office:value-type="percentage" office:value="0.70744142735612625" table:style-name="ce38">
            <text:p>70,7%</text:p>
          </table:table-cell>
          <table:table-cell office:value-type="float" office:value="1521476" table:style-name="ce37">
            <text:p>1.521.476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115958566639248" table:style-name="ce38">
            <text:p>84,1%</text:p>
          </table:table-cell>
          <table:table-cell office:value-type="percentage" office:value="0.74391764997523491" table:style-name="ce38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113" table:style-name="ce37">
            <text:p>452.113</text:p>
          </table:table-cell>
          <table:table-cell office:value-type="percentage" office:value="1" table:style-name="ce38">
            <text:p>100,0%</text:p>
          </table:table-cell>
          <table:table-cell office:value-type="float" office:value="612872" table:style-name="ce37">
            <text:p>612.872</text:p>
          </table:table-cell>
          <table:table-cell office:value-type="percentage" office:value="0.96470914162306465" table:style-name="ce38">
            <text:p>96,5%</text:p>
          </table:table-cell>
          <table:table-cell office:value-type="float" office:value="782140" table:style-name="ce37">
            <text:p>782.140</text:p>
          </table:table-cell>
          <table:table-cell office:value-type="percentage" office:value="0.93380484823014764" table:style-name="ce38">
            <text:p>93,4%</text:p>
          </table:table-cell>
          <table:table-cell office:value-type="float" office:value="1004913" table:style-name="ce37">
            <text:p>1.004.913</text:p>
          </table:table-cell>
          <table:table-cell office:value-type="percentage" office:value="0.92043543571049113" table:style-name="ce38">
            <text:p>92,0%</text:p>
          </table:table-cell>
          <table:table-cell office:value-type="float" office:value="1088989" table:style-name="ce37">
            <text:p>1.088.989</text:p>
          </table:table-cell>
          <table:table-cell office:value-type="percentage" office:value="0.8270247692243432" table:style-name="ce38">
            <text:p>82,7%</text:p>
          </table:table-cell>
          <table:table-cell office:value-type="float" office:value="706454" table:style-name="ce37">
            <text:p>706.454</text:p>
          </table:table-cell>
          <table:table-cell office:value-type="percentage" office:value="0.676257739419443" table:style-name="ce38">
            <text:p>67,6%</text:p>
          </table:table-cell>
          <table:table-cell office:value-type="float" office:value="553668" table:style-name="ce37">
            <text:p>553.668</text:p>
          </table:table-cell>
          <table:table-cell office:value-type="percentage" office:value="0.65996531316490548" table:style-name="ce38">
            <text:p>66,0%</text:p>
          </table:table-cell>
          <table:table-cell office:value-type="float" office:value="431972" table:style-name="ce37">
            <text:p>431.972</text:p>
          </table:table-cell>
          <table:table-cell office:value-type="percentage" office:value="0.65832731351517759" table:style-name="ce38">
            <text:p>65,8%</text:p>
          </table:table-cell>
          <table:table-cell office:value-type="float" office:value="5633121" table:style-name="ce37">
            <text:p>5.633.121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015517532569637" table:style-name="ce38">
            <text:p>82,0%</text:p>
          </table:table-cell>
          <table:table-cell office:value-type="percentage" office:value="0.72400696666619113" table:style-name="ce38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747" table:style-name="ce37">
            <text:p>292.747</text:p>
          </table:table-cell>
          <table:table-cell office:value-type="percentage" office:value="1" table:style-name="ce38">
            <text:p>100,0%</text:p>
          </table:table-cell>
          <table:table-cell office:value-type="float" office:value="430959" table:style-name="ce37">
            <text:p>430.959</text:p>
          </table:table-cell>
          <table:table-cell office:value-type="percentage" office:value="0.9842347588966387" table:style-name="ce38">
            <text:p>98,4%</text:p>
          </table:table-cell>
          <table:table-cell office:value-type="float" office:value="559493" table:style-name="ce37">
            <text:p>559.493</text:p>
          </table:table-cell>
          <table:table-cell office:value-type="percentage" office:value="0.96343382788499954" table:style-name="ce38">
            <text:p>96,3%</text:p>
          </table:table-cell>
          <table:table-cell office:value-type="float" office:value="706146" table:style-name="ce37">
            <text:p>706.146</text:p>
          </table:table-cell>
          <table:table-cell office:value-type="percentage" office:value="0.93860705484532136" table:style-name="ce38">
            <text:p>93,9%</text:p>
          </table:table-cell>
          <table:table-cell office:value-type="float" office:value="737341" table:style-name="ce37">
            <text:p>737.341</text:p>
          </table:table-cell>
          <table:table-cell office:value-type="percentage" office:value="0.8658424026641991" table:style-name="ce38">
            <text:p>86,6%</text:p>
          </table:table-cell>
          <table:table-cell office:value-type="float" office:value="479647" table:style-name="ce37">
            <text:p>479.647</text:p>
          </table:table-cell>
          <table:table-cell office:value-type="percentage" office:value="0.73933001314817981" table:style-name="ce38">
            <text:p>73,9%</text:p>
          </table:table-cell>
          <table:table-cell office:value-type="float" office:value="387951" table:style-name="ce37">
            <text:p>387.951</text:p>
          </table:table-cell>
          <table:table-cell office:value-type="percentage" office:value="0.75165947849943615" table:style-name="ce38">
            <text:p>75,2%</text:p>
          </table:table-cell>
          <table:table-cell office:value-type="float" office:value="319660" table:style-name="ce37">
            <text:p>319.660</text:p>
          </table:table-cell>
          <table:table-cell office:value-type="percentage" office:value="0.75297210333285436" table:style-name="ce38">
            <text:p>75,3%</text:p>
          </table:table-cell>
          <table:table-cell office:value-type="float" office:value="3913944" table:style-name="ce37">
            <text:p>3.913.944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7200172709609247" table:style-name="ce38">
            <text:p>87,2%</text:p>
          </table:table-cell>
          <table:table-cell office:value-type="percentage" office:value="0.77391156994577992" table:style-name="ce38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80" table:style-name="ce37">
            <text:p>77.280</text:p>
          </table:table-cell>
          <table:table-cell office:value-type="percentage" office:value="1" table:style-name="ce38">
            <text:p>100,0%</text:p>
          </table:table-cell>
          <table:table-cell office:value-type="float" office:value="95301" table:style-name="ce37">
            <text:p>95.301</text:p>
          </table:table-cell>
          <table:table-cell office:value-type="percentage" office:value="1" table:style-name="ce38">
            <text:p>100,0%</text:p>
          </table:table-cell>
          <table:table-cell office:value-type="float" office:value="130974" table:style-name="ce37">
            <text:p>130.974</text:p>
          </table:table-cell>
          <table:table-cell office:value-type="percentage" office:value="1.0453083473666569" table:style-name="ce38">
            <text:p>104,5%</text:p>
          </table:table-cell>
          <table:table-cell office:value-type="float" office:value="159724" table:style-name="ce37">
            <text:p>159.724</text:p>
          </table:table-cell>
          <table:table-cell office:value-type="percentage" office:value="0.94390601361573379" table:style-name="ce38">
            <text:p>94,4%</text:p>
          </table:table-cell>
          <table:table-cell office:value-type="float" office:value="143491" table:style-name="ce37">
            <text:p>143.491</text:p>
          </table:table-cell>
          <table:table-cell office:value-type="percentage" office:value="0.89966393720139948" table:style-name="ce38">
            <text:p>90,0%</text:p>
          </table:table-cell>
          <table:table-cell office:value-type="float" office:value="108114" table:style-name="ce37">
            <text:p>108.114</text:p>
          </table:table-cell>
          <table:table-cell office:value-type="percentage" office:value="0.80997010765738431" table:style-name="ce38">
            <text:p>81,0%</text:p>
          </table:table-cell>
          <table:table-cell office:value-type="float" office:value="85547" table:style-name="ce37">
            <text:p>85.547</text:p>
          </table:table-cell>
          <table:table-cell office:value-type="percentage" office:value="0.75491528415107656" table:style-name="ce38">
            <text:p>75,5%</text:p>
          </table:table-cell>
          <table:table-cell office:value-type="float" office:value="65983" table:style-name="ce37">
            <text:p>65.983</text:p>
          </table:table-cell>
          <table:table-cell office:value-type="percentage" office:value="0.77856047197640121" table:style-name="ce38">
            <text:p>77,9%</text:p>
          </table:table-cell>
          <table:table-cell office:value-type="float" office:value="866414" table:style-name="ce37">
            <text:p>866.414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0872705800173481" table:style-name="ce38">
            <text:p>90,9%</text:p>
          </table:table-cell>
          <table:table-cell office:value-type="percentage" office:value="0.81430882144236727" table:style-name="ce38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05" table:style-name="ce37">
            <text:p>240.305</text:p>
          </table:table-cell>
          <table:table-cell office:value-type="percentage" office:value="1" table:style-name="ce38">
            <text:p>100,0%</text:p>
          </table:table-cell>
          <table:table-cell office:value-type="float" office:value="289472" table:style-name="ce37">
            <text:p>289.472</text:p>
          </table:table-cell>
          <table:table-cell office:value-type="percentage" office:value="0.99899917863626009" table:style-name="ce38">
            <text:p>99,9%</text:p>
          </table:table-cell>
          <table:table-cell office:value-type="float" office:value="342131" table:style-name="ce37">
            <text:p>342.131</text:p>
          </table:table-cell>
          <table:table-cell office:value-type="percentage" office:value="0.98617576608335467" table:style-name="ce38">
            <text:p>98,6%</text:p>
          </table:table-cell>
          <table:table-cell office:value-type="float" office:value="386252" table:style-name="ce37">
            <text:p>386.252</text:p>
          </table:table-cell>
          <table:table-cell office:value-type="percentage" office:value="0.95161977782102991" table:style-name="ce38">
            <text:p>95,2%</text:p>
          </table:table-cell>
          <table:table-cell office:value-type="float" office:value="399580" table:style-name="ce37">
            <text:p>399.580</text:p>
          </table:table-cell>
          <table:table-cell office:value-type="percentage" office:value="0.90153670516514339" table:style-name="ce38">
            <text:p>90,2%</text:p>
          </table:table-cell>
          <table:table-cell office:value-type="float" office:value="249905" table:style-name="ce37">
            <text:p>249.905</text:p>
          </table:table-cell>
          <table:table-cell office:value-type="percentage" office:value="0.77272361846336513" table:style-name="ce38">
            <text:p>77,3%</text:p>
          </table:table-cell>
          <table:table-cell office:value-type="float" office:value="183458" table:style-name="ce37">
            <text:p>183.458</text:p>
          </table:table-cell>
          <table:table-cell office:value-type="percentage" office:value="0.7942558045899879" table:style-name="ce38">
            <text:p>79,4%</text:p>
          </table:table-cell>
          <table:table-cell office:value-type="float" office:value="153723" table:style-name="ce37">
            <text:p>153.723</text:p>
          </table:table-cell>
          <table:table-cell office:value-type="percentage" office:value="0.85398345619892557" table:style-name="ce38">
            <text:p>85,4%</text:p>
          </table:table-cell>
          <table:table-cell office:value-type="float" office:value="2244826" table:style-name="ce37">
            <text:p>2.244.826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457679516414159" table:style-name="ce38">
            <text:p>91,5%</text:p>
          </table:table-cell>
          <table:table-cell office:value-type="percentage" office:value="0.83085728540660941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7" table:style-name="ce37">
            <text:p>23.137</text:p>
          </table:table-cell>
          <table:table-cell office:value-type="percentage" office:value="1" table:style-name="ce38">
            <text:p>100,0%</text:p>
          </table:table-cell>
          <table:table-cell office:value-type="float" office:value="28521" table:style-name="ce37">
            <text:p>28.521</text:p>
          </table:table-cell>
          <table:table-cell office:value-type="percentage" office:value="1" table:style-name="ce38">
            <text:p>100,0%</text:p>
          </table:table-cell>
          <table:table-cell office:value-type="float" office:value="37277" table:style-name="ce37">
            <text:p>37.277</text:p>
          </table:table-cell>
          <table:table-cell office:value-type="percentage" office:value="0.98830796966965373" table:style-name="ce38">
            <text:p>98,8%</text:p>
          </table:table-cell>
          <table:table-cell office:value-type="float" office:value="44506" table:style-name="ce37">
            <text:p>44.506</text:p>
          </table:table-cell>
          <table:table-cell office:value-type="percentage" office:value="0.93374454514937899" table:style-name="ce38">
            <text:p>93,4%</text:p>
          </table:table-cell>
          <table:table-cell office:value-type="float" office:value="46187" table:style-name="ce37">
            <text:p>46.187</text:p>
          </table:table-cell>
          <table:table-cell office:value-type="percentage" office:value="0.87232515534402322" table:style-name="ce38">
            <text:p>87,2%</text:p>
          </table:table-cell>
          <table:table-cell office:value-type="float" office:value="28969" table:style-name="ce37">
            <text:p>28.969</text:p>
          </table:table-cell>
          <table:table-cell office:value-type="percentage" office:value="0.73676848343040258" table:style-name="ce38">
            <text:p>73,7%</text:p>
          </table:table-cell>
          <table:table-cell office:value-type="float" office:value="21137" table:style-name="ce37">
            <text:p>21.137</text:p>
          </table:table-cell>
          <table:table-cell office:value-type="percentage" office:value="0.69397202705364769" table:style-name="ce38">
            <text:p>69,4%</text:p>
          </table:table-cell>
          <table:table-cell office:value-type="float" office:value="17796" table:style-name="ce37">
            <text:p>17.796</text:p>
          </table:table-cell>
          <table:table-cell office:value-type="percentage" office:value="0.69700767664107788" table:style-name="ce38">
            <text:p>69,7%</text:p>
          </table:table-cell>
          <table:table-cell office:value-type="float" office:value="247530" table:style-name="ce37">
            <text:p>247.530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7167658555481209" table:style-name="ce38">
            <text:p>87,2%</text:p>
          </table:table-cell>
          <table:table-cell office:value-type="percentage" office:value="0.77373919240795963" table:style-name="ce38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217" table:style-name="ce37">
            <text:p>370.217</text:p>
          </table:table-cell>
          <table:table-cell office:value-type="percentage" office:value="1" table:style-name="ce38">
            <text:p>100,0%</text:p>
          </table:table-cell>
          <table:table-cell office:value-type="float" office:value="507531" table:style-name="ce37">
            <text:p>507.531</text:p>
          </table:table-cell>
          <table:table-cell office:value-type="percentage" office:value="0.96473927018843109" table:style-name="ce38">
            <text:p>96,5%</text:p>
          </table:table-cell>
          <table:table-cell office:value-type="float" office:value="672193" table:style-name="ce37">
            <text:p>672.193</text:p>
          </table:table-cell>
          <table:table-cell office:value-type="percentage" office:value="0.95573868620818603" table:style-name="ce38">
            <text:p>95,6%</text:p>
          </table:table-cell>
          <table:table-cell office:value-type="float" office:value="924296" table:style-name="ce37">
            <text:p>924.296</text:p>
          </table:table-cell>
          <table:table-cell office:value-type="percentage" office:value="0.95015640692734149" table:style-name="ce38">
            <text:p>95,0%</text:p>
          </table:table-cell>
          <table:table-cell office:value-type="float" office:value="990964" table:style-name="ce37">
            <text:p>990.964</text:p>
          </table:table-cell>
          <table:table-cell office:value-type="percentage" office:value="0.84990450019768926" table:style-name="ce38">
            <text:p>85,0%</text:p>
          </table:table-cell>
          <table:table-cell office:value-type="float" office:value="683898" table:style-name="ce37">
            <text:p>683.898</text:p>
          </table:table-cell>
          <table:table-cell office:value-type="percentage" office:value="0.72016553641379888" table:style-name="ce38">
            <text:p>72,0%</text:p>
          </table:table-cell>
          <table:table-cell office:value-type="float" office:value="524085" table:style-name="ce37">
            <text:p>524.085</text:p>
          </table:table-cell>
          <table:table-cell office:value-type="percentage" office:value="0.70586215024074883" table:style-name="ce38">
            <text:p>70,6%</text:p>
          </table:table-cell>
          <table:table-cell office:value-type="float" office:value="350683" table:style-name="ce37">
            <text:p>350.683</text:p>
          </table:table-cell>
          <table:table-cell office:value-type="percentage" office:value="0.63352555000343247" table:style-name="ce38">
            <text:p>63,4%</text:p>
          </table:table-cell>
          <table:table-cell office:value-type="float" office:value="5023867" table:style-name="ce37">
            <text:p>5.023.86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4040146291270723" table:style-name="ce38">
            <text:p>84,0%</text:p>
          </table:table-cell>
          <table:table-cell office:value-type="percentage" office:value="0.7409955739681835" table:style-name="ce38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54" table:style-name="ce37">
            <text:p>72.754</text:p>
          </table:table-cell>
          <table:table-cell office:value-type="percentage" office:value="1" table:style-name="ce38">
            <text:p>100,0%</text:p>
          </table:table-cell>
          <table:table-cell office:value-type="float" office:value="100792" table:style-name="ce37">
            <text:p>100.792</text:p>
          </table:table-cell>
          <table:table-cell office:value-type="percentage" office:value="0.97952361053071457" table:style-name="ce38">
            <text:p>98,0%</text:p>
          </table:table-cell>
          <table:table-cell office:value-type="float" office:value="144076" table:style-name="ce37">
            <text:p>144.076</text:p>
          </table:table-cell>
          <table:table-cell office:value-type="percentage" office:value="0.9807159534133375" table:style-name="ce38">
            <text:p>98,1%</text:p>
          </table:table-cell>
          <table:table-cell office:value-type="float" office:value="202997" table:style-name="ce37">
            <text:p>202.997</text:p>
          </table:table-cell>
          <table:table-cell office:value-type="percentage" office:value="0.95189349889334884" table:style-name="ce38">
            <text:p>95,2%</text:p>
          </table:table-cell>
          <table:table-cell office:value-type="float" office:value="222651" table:style-name="ce37">
            <text:p>222.651</text:p>
          </table:table-cell>
          <table:table-cell office:value-type="percentage" office:value="0.87603725256435983" table:style-name="ce38">
            <text:p>87,6%</text:p>
          </table:table-cell>
          <table:table-cell office:value-type="float" office:value="153930" table:style-name="ce37">
            <text:p>153.930</text:p>
          </table:table-cell>
          <table:table-cell office:value-type="percentage" office:value="0.73649660531188543" table:style-name="ce38">
            <text:p>73,6%</text:p>
          </table:table-cell>
          <table:table-cell office:value-type="float" office:value="125255" table:style-name="ce37">
            <text:p>125.255</text:p>
          </table:table-cell>
          <table:table-cell office:value-type="percentage" office:value="0.72717825460963259" table:style-name="ce38">
            <text:p>72,7%</text:p>
          </table:table-cell>
          <table:table-cell office:value-type="float" office:value="103411" table:style-name="ce37">
            <text:p>103.411</text:p>
          </table:table-cell>
          <table:table-cell office:value-type="percentage" office:value="0.72879050558867886" table:style-name="ce38">
            <text:p>72,9%</text:p>
          </table:table-cell>
          <table:table-cell office:value-type="float" office:value="1125866" table:style-name="ce37">
            <text:p>1.125.866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5934982372072544" table:style-name="ce38">
            <text:p>85,9%</text:p>
          </table:table-cell>
          <table:table-cell office:value-type="percentage" office:value="0.74498941605332269" table:style-name="ce38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4" table:style-name="ce37">
            <text:p>42.084</text:p>
          </table:table-cell>
          <table:table-cell office:value-type="percentage" office:value="1" table:style-name="ce38">
            <text:p>100,0%</text:p>
          </table:table-cell>
          <table:table-cell office:value-type="float" office:value="55672" table:style-name="ce37">
            <text:p>55.672</text:p>
          </table:table-cell>
          <table:table-cell office:value-type="percentage" office:value="0.99784915400057361" table:style-name="ce38">
            <text:p>99,8%</text:p>
          </table:table-cell>
          <table:table-cell office:value-type="float" office:value="71214" table:style-name="ce37">
            <text:p>71.214</text:p>
          </table:table-cell>
          <table:table-cell office:value-type="percentage" office:value="0.96438437787768805" table:style-name="ce38">
            <text:p>96,4%</text:p>
          </table:table-cell>
          <table:table-cell office:value-type="float" office:value="90242" table:style-name="ce37">
            <text:p>90.242</text:p>
          </table:table-cell>
          <table:table-cell office:value-type="percentage" office:value="0.93327403975427636" table:style-name="ce38">
            <text:p>93,3%</text:p>
          </table:table-cell>
          <table:table-cell office:value-type="float" office:value="92971" table:style-name="ce37">
            <text:p>92.971</text:p>
          </table:table-cell>
          <table:table-cell office:value-type="percentage" office:value="0.86082665135830816" table:style-name="ce38">
            <text:p>86,1%</text:p>
          </table:table-cell>
          <table:table-cell office:value-type="float" office:value="60129" table:style-name="ce37">
            <text:p>60.129</text:p>
          </table:table-cell>
          <table:table-cell office:value-type="percentage" office:value="0.73922130290997157" table:style-name="ce38">
            <text:p>73,9%</text:p>
          </table:table-cell>
          <table:table-cell office:value-type="float" office:value="50888" table:style-name="ce37">
            <text:p>50.888</text:p>
          </table:table-cell>
          <table:table-cell office:value-type="percentage" office:value="0.74695788747486314" table:style-name="ce38">
            <text:p>74,7%</text:p>
          </table:table-cell>
          <table:table-cell office:value-type="float" office:value="41911" table:style-name="ce37">
            <text:p>41.911</text:p>
          </table:table-cell>
          <table:table-cell office:value-type="percentage" office:value="0.74326097751294606" table:style-name="ce38">
            <text:p>74,3%</text:p>
          </table:table-cell>
          <table:table-cell office:value-type="float" office:value="505111" table:style-name="ce37">
            <text:p>505.111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688527128049347" table:style-name="ce38">
            <text:p>86,9%</text:p>
          </table:table-cell>
          <table:table-cell office:value-type="percentage" office:value="0.76393419812854568" table:style-name="ce38">
            <text:p>76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34" table:style-name="ce37">
            <text:p>161.734</text:p>
          </table:table-cell>
          <table:table-cell office:value-type="percentage" office:value="1.0239569484013928" table:style-name="ce38">
            <text:p>102,4%</text:p>
          </table:table-cell>
          <table:table-cell office:value-type="float" office:value="211948" table:style-name="ce37">
            <text:p>211.948</text:p>
          </table:table-cell>
          <table:table-cell office:value-type="percentage" office:value="0.9946827732176966" table:style-name="ce38">
            <text:p>99,5%</text:p>
          </table:table-cell>
          <table:table-cell office:value-type="float" office:value="272156" table:style-name="ce37">
            <text:p>272.156</text:p>
          </table:table-cell>
          <table:table-cell office:value-type="percentage" office:value="0.97157279584747913" table:style-name="ce38">
            <text:p>97,2%</text:p>
          </table:table-cell>
          <table:table-cell office:value-type="float" office:value="318881" table:style-name="ce37">
            <text:p>318.881</text:p>
          </table:table-cell>
          <table:table-cell office:value-type="percentage" office:value="0.93794874359147828" table:style-name="ce38">
            <text:p>93,8%</text:p>
          </table:table-cell>
          <table:table-cell office:value-type="float" office:value="312513" table:style-name="ce37">
            <text:p>312.513</text:p>
          </table:table-cell>
          <table:table-cell office:value-type="percentage" office:value="0.86297851894193567" table:style-name="ce38">
            <text:p>86,3%</text:p>
          </table:table-cell>
          <table:table-cell office:value-type="float" office:value="188081" table:style-name="ce37">
            <text:p>188.081</text:p>
          </table:table-cell>
          <table:table-cell office:value-type="percentage" office:value="0.72188084116633344" table:style-name="ce38">
            <text:p>72,2%</text:p>
          </table:table-cell>
          <table:table-cell office:value-type="float" office:value="140592" table:style-name="ce37">
            <text:p>140.592</text:p>
          </table:table-cell>
          <table:table-cell office:value-type="percentage" office:value="0.69760933638988953" table:style-name="ce38">
            <text:p>69,8%</text:p>
          </table:table-cell>
          <table:table-cell office:value-type="float" office:value="113660" table:style-name="ce37">
            <text:p>113.660</text:p>
          </table:table-cell>
          <table:table-cell office:value-type="percentage" office:value="0.67411598638245374" table:style-name="ce38">
            <text:p>67,4%</text:p>
          </table:table-cell>
          <table:table-cell office:value-type="float" office:value="1719565" table:style-name="ce37">
            <text:p>1.719.565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6674113117161133" table:style-name="ce38">
            <text:p>86,7%</text:p>
          </table:table-cell>
          <table:table-cell office:value-type="percentage" office:value="0.77440301841383763" table:style-name="ce38">
            <text:p>77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0" table:style-name="ce37">
            <text:p>2.370</text:p>
          </table:table-cell>
          <table:table-cell office:value-type="percentage" office:value="0.90978886756238009" table:style-name="ce38">
            <text:p>91,0%</text:p>
          </table:table-cell>
          <table:table-cell office:value-type="float" office:value="3840" table:style-name="ce37">
            <text:p>3.840</text:p>
          </table:table-cell>
          <table:table-cell office:value-type="percentage" office:value="0.88930060213061601" table:style-name="ce38">
            <text:p>88,9%</text:p>
          </table:table-cell>
          <table:table-cell office:value-type="float" office:value="7428" table:style-name="ce37">
            <text:p>7.428</text:p>
          </table:table-cell>
          <table:table-cell office:value-type="percentage" office:value="0.9453990072546774" table:style-name="ce38">
            <text:p>94,5%</text:p>
          </table:table-cell>
          <table:table-cell office:value-type="float" office:value="10226" table:style-name="ce37">
            <text:p>10.226</text:p>
          </table:table-cell>
          <table:table-cell office:value-type="percentage" office:value="0.88490827275874007" table:style-name="ce38">
            <text:p>88,5%</text:p>
          </table:table-cell>
          <table:table-cell office:value-type="float" office:value="10569" table:style-name="ce37">
            <text:p>10.569</text:p>
          </table:table-cell>
          <table:table-cell office:value-type="percentage" office:value="0.83602278120550544" table:style-name="ce38">
            <text:p>83,6%</text:p>
          </table:table-cell>
          <table:table-cell office:value-type="float" office:value="8314" table:style-name="ce37">
            <text:p>8.314</text:p>
          </table:table-cell>
          <table:table-cell office:value-type="percentage" office:value="0.69900790314444261" table:style-name="ce38">
            <text:p>69,9%</text:p>
          </table:table-cell>
          <table:table-cell office:value-type="float" office:value="7705" table:style-name="ce37">
            <text:p>7.705</text:p>
          </table:table-cell>
          <table:table-cell office:value-type="percentage" office:value="0.70256223215099844" table:style-name="ce38">
            <text:p>70,3%</text:p>
          </table:table-cell>
          <table:table-cell office:value-type="float" office:value="6053" table:style-name="ce37">
            <text:p>6.053</text:p>
          </table:table-cell>
          <table:table-cell office:value-type="percentage" office:value="0.66326977865439407" table:style-name="ce38">
            <text:p>66,3%</text:p>
          </table:table-cell>
          <table:table-cell office:value-type="float" office:value="56505" table:style-name="ce37">
            <text:p>56.505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9623758190657368" table:style-name="ce38">
            <text:p>79,6%</text:p>
          </table:table-cell>
          <table:table-cell office:value-type="percentage" office:value="0.6710648203130567" table:style-name="ce38">
            <text:p>67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3" table:style-name="ce37">
            <text:p>1.953</text:p>
          </table:table-cell>
          <table:table-cell office:value-type="percentage" office:value="0.83141762452107282" table:style-name="ce38">
            <text:p>83,1%</text:p>
          </table:table-cell>
          <table:table-cell office:value-type="float" office:value="3226" table:style-name="ce37">
            <text:p>3.226</text:p>
          </table:table-cell>
          <table:table-cell office:value-type="percentage" office:value="0.86072572038420492" table:style-name="ce38">
            <text:p>86,1%</text:p>
          </table:table-cell>
          <table:table-cell office:value-type="float" office:value="6934" table:style-name="ce37">
            <text:p>6.934</text:p>
          </table:table-cell>
          <table:table-cell office:value-type="percentage" office:value="0.88590775520633702" table:style-name="ce38">
            <text:p>88,6%</text:p>
          </table:table-cell>
          <table:table-cell office:value-type="float" office:value="9375" table:style-name="ce37">
            <text:p>9.375</text:p>
          </table:table-cell>
          <table:table-cell office:value-type="percentage" office:value="0.82971944419860166" table:style-name="ce38">
            <text:p>83,0%</text:p>
          </table:table-cell>
          <table:table-cell office:value-type="float" office:value="9657" table:style-name="ce37">
            <text:p>9.657</text:p>
          </table:table-cell>
          <table:table-cell office:value-type="percentage" office:value="0.80461589735044159" table:style-name="ce38">
            <text:p>80,5%</text:p>
          </table:table-cell>
          <table:table-cell office:value-type="float" office:value="7940" table:style-name="ce37">
            <text:p>7.940</text:p>
          </table:table-cell>
          <table:table-cell office:value-type="percentage" office:value="0.65441358279073603" table:style-name="ce38">
            <text:p>65,4%</text:p>
          </table:table-cell>
          <table:table-cell office:value-type="float" office:value="7380" table:style-name="ce37">
            <text:p>7.380</text:p>
          </table:table-cell>
          <table:table-cell office:value-type="percentage" office:value="0.61525635681533974" table:style-name="ce38">
            <text:p>61,5%</text:p>
          </table:table-cell>
          <table:table-cell office:value-type="float" office:value="6103" table:style-name="ce37">
            <text:p>6.103</text:p>
          </table:table-cell>
          <table:table-cell office:value-type="percentage" office:value="0.6374556089408816" table:style-name="ce38">
            <text:p>63,7%</text:p>
          </table:table-cell>
          <table:table-cell office:value-type="float" office:value="52568" table:style-name="ce37">
            <text:p>52.56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4115640024250284" table:style-name="ce38">
            <text:p>74,1%</text:p>
          </table:table-cell>
          <table:table-cell office:value-type="percentage" office:value="0.60370251274748499" table:style-name="ce38">
            <text:p>60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5" table:style-name="ce37">
            <text:p>3.395</text:p>
          </table:table-cell>
          <table:table-cell office:value-type="string" table:style-name="ce38">
            <text:p>-</text:p>
          </table:table-cell>
          <table:table-cell office:value-type="float" office:value="8914" table:style-name="ce37">
            <text:p>8.914</text:p>
          </table:table-cell>
          <table:table-cell office:value-type="string" table:style-name="ce38">
            <text:p>-</text:p>
          </table:table-cell>
          <table:table-cell office:value-type="float" office:value="20587" table:style-name="ce37">
            <text:p>20.587</text:p>
          </table:table-cell>
          <table:table-cell office:value-type="string" table:style-name="ce38">
            <text:p>-</text:p>
          </table:table-cell>
          <table:table-cell office:value-type="float" office:value="29751" table:style-name="ce37">
            <text:p>29.751</text:p>
          </table:table-cell>
          <table:table-cell office:value-type="string" table:style-name="ce38">
            <text:p>-</text:p>
          </table:table-cell>
          <table:table-cell office:value-type="float" office:value="22301" table:style-name="ce37">
            <text:p>22.301</text:p>
          </table:table-cell>
          <table:table-cell office:value-type="string" table:style-name="ce38">
            <text:p>-</text:p>
          </table:table-cell>
          <table:table-cell office:value-type="float" office:value="1038" table:style-name="ce37">
            <text:p>1.038</text:p>
          </table:table-cell>
          <table:table-cell office:value-type="string" table:style-name="ce38">
            <text:p>-</text:p>
          </table:table-cell>
          <table:table-cell office:value-type="float" office:value="86026" table:style-name="ce37">
            <text:p>86.026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4" table:style-name="ce40">
            <text:p>194</text:p>
          </table:table-cell>
          <table:table-cell office:value-type="string" table:style-name="ce41">
            <text:p>-</text:p>
          </table:table-cell>
          <table:table-cell office:value-type="float" office:value="549" table:style-name="ce40">
            <text:p>549</text:p>
          </table:table-cell>
          <table:table-cell office:value-type="string" table:style-name="ce41">
            <text:p>-</text:p>
          </table:table-cell>
          <table:table-cell office:value-type="float" office:value="1044" table:style-name="ce40">
            <text:p>1.044</text:p>
          </table:table-cell>
          <table:table-cell office:value-type="string" table:style-name="ce41">
            <text:p>-</text:p>
          </table:table-cell>
          <table:table-cell office:value-type="float" office:value="1126" table:style-name="ce40">
            <text:p>1.126</text:p>
          </table:table-cell>
          <table:table-cell office:value-type="string" table:style-name="ce41">
            <text:p>-</text:p>
          </table:table-cell>
          <table:table-cell office:value-type="float" office:value="987" table:style-name="ce40">
            <text:p>987</text:p>
          </table:table-cell>
          <table:table-cell office:value-type="string" table:style-name="ce41">
            <text:p>-</text:p>
          </table:table-cell>
          <table:table-cell office:value-type="float" office:value="139" table:style-name="ce40">
            <text:p>139</text:p>
          </table:table-cell>
          <table:table-cell office:value-type="string" table:style-name="ce41">
            <text:p>-</text:p>
          </table:table-cell>
          <table:table-cell office:value-type="float" office:value="4094" table:style-name="ce40">
            <text:p>4.094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8275" table:style-name="ce44">
            <text:p>2.898.275</text:p>
          </table:table-cell>
          <table:table-cell office:value-type="percentage" office:value="1" table:style-name="ce45">
            <text:p>100,0%</text:p>
          </table:table-cell>
          <table:table-cell office:value-type="float" office:value="3909383" table:style-name="ce44">
            <text:p>3.909.383</text:p>
          </table:table-cell>
          <table:table-cell office:value-type="percentage" office:value="0.98720671103484936" table:style-name="ce45">
            <text:p>98,7%</text:p>
          </table:table-cell>
          <table:table-cell office:value-type="float" office:value="5173283" table:style-name="ce44">
            <text:p>5.173.283</text:p>
          </table:table-cell>
          <table:table-cell office:value-type="percentage" office:value="0.96932669487984413" table:style-name="ce45">
            <text:p>96,9%</text:p>
          </table:table-cell>
          <table:table-cell office:value-type="float" office:value="6561960" table:style-name="ce44">
            <text:p>6.561.960</text:p>
          </table:table-cell>
          <table:table-cell office:value-type="percentage" office:value="0.93298372060024115" table:style-name="ce45">
            <text:p>93,3%</text:p>
          </table:table-cell>
          <table:table-cell office:value-type="float" office:value="6763222" table:style-name="ce44">
            <text:p>6.763.222</text:p>
          </table:table-cell>
          <table:table-cell office:value-type="percentage" office:value="0.85700042968994028" table:style-name="ce45">
            <text:p>85,7%</text:p>
          </table:table-cell>
          <table:table-cell office:value-type="float" office:value="4553711" table:style-name="ce44">
            <text:p>4.553.711</text:p>
          </table:table-cell>
          <table:table-cell office:value-type="percentage" office:value="0.73088546599634086" table:style-name="ce45">
            <text:p>73,1%</text:p>
          </table:table-cell>
          <table:table-cell office:value-type="float" office:value="3558256" table:style-name="ce44">
            <text:p>3.558.256</text:p>
          </table:table-cell>
          <table:table-cell office:value-type="percentage" office:value="0.71961881957028218" table:style-name="ce45">
            <text:p>72,0%</text:p>
          </table:table-cell>
          <table:table-cell office:value-type="float" office:value="2766587" table:style-name="ce44">
            <text:p>2.766.587</text:p>
          </table:table-cell>
          <table:table-cell office:value-type="percentage" office:value="0.71144520282686752" table:style-name="ce45">
            <text:p>71,1%</text:p>
          </table:table-cell>
          <table:table-cell office:value-type="float" office:value="36184677" table:style-name="ce44">
            <text:p>36.184.677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5908892740703802" table:style-name="ce45">
            <text:p>85,9%</text:p>
          </table:table-cell>
          <table:table-cell office:value-type="percentage" office:value="0.76257261864632619" table:style-name="ce45">
            <text:p>76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ri Bertoncini. Rodrigo</meta:initial-creator>
    <dc:creator>Miri Bertoncini. Rodrigo</dc:creator>
    <meta:creation-date>2021-09-22T14:19:34Z</meta:creation-date>
    <dc:date>2021-09-22T14:20:19Z</dc:date>
  </office:meta>
</office:document-meta>
</file>